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 calcext:value-type="string">
            <text:p>Distribution</text:p>
          </table:table-cell>
          <table:table-cell/>
          <table:table-cell office:value-type="string" calcext:value-type="string">
            <text:p>Number-of-Bids</text:p>
          </table:table-cell>
          <table:table-cell/>
          <table:table-cell office:value-type="string" calcext:value-type="string">
            <text:p>Number-of-Goods</text:p>
          </table:table-cell>
          <table:table-cell/>
          <table:table-cell office:value-type="string" calcext:value-type="string">
            <text:p>Number-of-Instan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];&quot;_&quot;;[.E2];&quot;_&quot;;[.G2];&quot;_&quot;;[.I2];&quot;*&quot;)" office:value-type="string" office:string-value="*./Instances/regions-npv_50_5_10*" calcext:value-type="string">
            <text:p>*./Instances/regions-npv_50_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];&quot;_&quot;;[.E3];&quot;_&quot;;[.G3];&quot;_&quot;;[.I3];&quot;*&quot;)" office:value-type="string" office:string-value="*./Instances/regions-npv_100_5_10*" calcext:value-type="string">
            <text:p>*./Instances/regions-npv_100_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4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4];&quot;_&quot;;[.E4];&quot;_&quot;;[.G4];&quot;_&quot;;[.I4];&quot;*&quot;)" office:value-type="string" office:string-value="*./Instances/regions-npv_200_5_10*" calcext:value-type="string">
            <text:p>*./Instances/regions-npv_200_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5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5];&quot;_&quot;;[.E5];&quot;_&quot;;[.G5];&quot;_&quot;;[.I5];&quot;*&quot;)" office:value-type="string" office:string-value="*./Instances/regions-npv_400_5_10*" calcext:value-type="string">
            <text:p>*./Instances/regions-npv_400_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6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6];&quot;_&quot;;[.E6];&quot;_&quot;;[.G6];&quot;_&quot;;[.I6];&quot;*&quot;)" office:value-type="string" office:string-value="*./Instances/regions-npv_100_10_10*" calcext:value-type="string">
            <text:p>*./Instances/regions-npv_100_1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7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7];&quot;_&quot;;[.E7];&quot;_&quot;;[.G7];&quot;_&quot;;[.I7];&quot;*&quot;)" office:value-type="string" office:string-value="*./Instances/regions-npv_200_10_10*" calcext:value-type="string">
            <text:p>*./Instances/regions-npv_200_1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8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8];&quot;_&quot;;[.E8];&quot;_&quot;;[.G8];&quot;_&quot;;[.I8];&quot;*&quot;)" office:value-type="string" office:string-value="*./Instances/regions-npv_400_10_10*" calcext:value-type="string">
            <text:p>*./Instances/regions-npv_400_1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9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9];&quot;_&quot;;[.E9];&quot;_&quot;;[.G9];&quot;_&quot;;[.I9];&quot;*&quot;)" office:value-type="string" office:string-value="*./Instances/regions-npv_800_10_10*" calcext:value-type="string">
            <text:p>*./Instances/regions-npv_800_1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0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0];&quot;_&quot;;[.E10];&quot;_&quot;;[.G10];&quot;_&quot;;[.I10];&quot;*&quot;)" office:value-type="string" office:string-value="*./Instances/regions-npv_150_15_10*" calcext:value-type="string">
            <text:p>*./Instances/regions-npv_150_1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1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1];&quot;_&quot;;[.E11];&quot;_&quot;;[.G11];&quot;_&quot;;[.I11];&quot;*&quot;)" office:value-type="string" office:string-value="*./Instances/regions-npv_300_15_10*" calcext:value-type="string">
            <text:p>*./Instances/regions-npv_300_1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2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2];&quot;_&quot;;[.E12];&quot;_&quot;;[.G12];&quot;_&quot;;[.I12];&quot;*&quot;)" office:value-type="string" office:string-value="*./Instances/regions-npv_600_15_10*" calcext:value-type="string">
            <text:p>*./Instances/regions-npv_600_1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3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3];&quot;_&quot;;[.E13];&quot;_&quot;;[.G13];&quot;_&quot;;[.I13];&quot;*&quot;)" office:value-type="string" office:string-value="*./Instances/regions-npv_1200_15_10*" calcext:value-type="string">
            <text:p>*./Instances/regions-npv_1200_1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4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4];&quot;_&quot;;[.E14];&quot;_&quot;;[.G14];&quot;_&quot;;[.I14];&quot;*&quot;)" office:value-type="string" office:string-value="*./Instances/regions-npv_200_20_10*" calcext:value-type="string">
            <text:p>*./Instances/regions-npv_200_2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5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5];&quot;_&quot;;[.E15];&quot;_&quot;;[.G15];&quot;_&quot;;[.I15];&quot;*&quot;)" office:value-type="string" office:string-value="*./Instances/regions-npv_400_20_10*" calcext:value-type="string">
            <text:p>*./Instances/regions-npv_400_2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6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6];&quot;_&quot;;[.E16];&quot;_&quot;;[.G16];&quot;_&quot;;[.I16];&quot;*&quot;)" office:value-type="string" office:string-value="*./Instances/regions-npv_800_20_10*" calcext:value-type="string">
            <text:p>*./Instances/regions-npv_800_2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7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7];&quot;_&quot;;[.E17];&quot;_&quot;;[.G17];&quot;_&quot;;[.I17];&quot;*&quot;)" office:value-type="string" office:string-value="*./Instances/regions-npv_1600_20_10*" calcext:value-type="string">
            <text:p>*./Instances/regions-npv_1600_2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8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8];&quot;_&quot;;[.E18];&quot;_&quot;;[.G18];&quot;_&quot;;[.I18];&quot;*&quot;)" office:value-type="string" office:string-value="*./Instances/regions-npv_250_25_10*" calcext:value-type="string">
            <text:p>*./Instances/regions-npv_250_2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9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9];&quot;_&quot;;[.E19];&quot;_&quot;;[.G19];&quot;_&quot;;[.I19];&quot;*&quot;)" office:value-type="string" office:string-value="*./Instances/regions-npv_500_25_10*" calcext:value-type="string">
            <text:p>*./Instances/regions-npv_500_2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0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0];&quot;_&quot;;[.E20];&quot;_&quot;;[.G20];&quot;_&quot;;[.I20];&quot;*&quot;)" office:value-type="string" office:string-value="*./Instances/regions-npv_1000_25_10*" calcext:value-type="string">
            <text:p>*./Instances/regions-npv_1000_2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1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1];&quot;_&quot;;[.E21];&quot;_&quot;;[.G21];&quot;_&quot;;[.I21];&quot;*&quot;)" office:value-type="string" office:string-value="*./Instances/regions-npv_2000_25_10*" calcext:value-type="string">
            <text:p>*./Instances/regions-npv_2000_2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2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2];&quot;_&quot;;[.E22];&quot;_&quot;;[.G22];&quot;_&quot;;[.I22];&quot;*&quot;)" office:value-type="string" office:string-value="*./Instances/regions-npv_300_30_10*" calcext:value-type="string">
            <text:p>*./Instances/regions-npv_300_3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3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3];&quot;_&quot;;[.E23];&quot;_&quot;;[.G23];&quot;_&quot;;[.I23];&quot;*&quot;)" office:value-type="string" office:string-value="*./Instances/regions-npv_600_30_10*" calcext:value-type="string">
            <text:p>*./Instances/regions-npv_600_3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4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4];&quot;_&quot;;[.E24];&quot;_&quot;;[.G24];&quot;_&quot;;[.I24];&quot;*&quot;)" office:value-type="string" office:string-value="*./Instances/regions-npv_1200_30_10*" calcext:value-type="string">
            <text:p>*./Instances/regions-npv_1200_3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5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5];&quot;_&quot;;[.E25];&quot;_&quot;;[.G25];&quot;_&quot;;[.I25];&quot;*&quot;)" office:value-type="string" office:string-value="*./Instances/regions-npv_2400_30_10*" calcext:value-type="string">
            <text:p>*./Instances/regions-npv_2400_3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6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6];&quot;_&quot;;[.E26];&quot;_&quot;;[.G26];&quot;_&quot;;[.I26];&quot;*&quot;)" office:value-type="string" office:string-value="*./Instances/regions-npv_350_35_10*" calcext:value-type="string">
            <text:p>*./Instances/regions-npv_350_3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7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7];&quot;_&quot;;[.E27];&quot;_&quot;;[.G27];&quot;_&quot;;[.I27];&quot;*&quot;)" office:value-type="string" office:string-value="*./Instances/regions-npv_700_35_10*" calcext:value-type="string">
            <text:p>*./Instances/regions-npv_700_3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8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8];&quot;_&quot;;[.E28];&quot;_&quot;;[.G28];&quot;_&quot;;[.I28];&quot;*&quot;)" office:value-type="string" office:string-value="*./Instances/regions-npv_1400_35_10*" calcext:value-type="string">
            <text:p>*./Instances/regions-npv_1400_3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9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9];&quot;_&quot;;[.E29];&quot;_&quot;;[.G29];&quot;_&quot;;[.I29];&quot;*&quot;)" office:value-type="string" office:string-value="*./Instances/regions-npv_2800_35_10*" calcext:value-type="string">
            <text:p>*./Instances/regions-npv_2800_3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0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0];&quot;_&quot;;[.E30];&quot;_&quot;;[.G30];&quot;_&quot;;[.I30];&quot;*&quot;)" office:value-type="string" office:string-value="*./Instances/regions-npv_400_40_10*" calcext:value-type="string">
            <text:p>*./Instances/regions-npv_400_4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1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1];&quot;_&quot;;[.E31];&quot;_&quot;;[.G31];&quot;_&quot;;[.I31];&quot;*&quot;)" office:value-type="string" office:string-value="*./Instances/regions-npv_800_40_10*" calcext:value-type="string">
            <text:p>*./Instances/regions-npv_800_4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2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2];&quot;_&quot;;[.E32];&quot;_&quot;;[.G32];&quot;_&quot;;[.I32];&quot;*&quot;)" office:value-type="string" office:string-value="*./Instances/regions-npv_1600_40_10*" calcext:value-type="string">
            <text:p>*./Instances/regions-npv_1600_4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3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3];&quot;_&quot;;[.E33];&quot;_&quot;;[.G33];&quot;_&quot;;[.I33];&quot;*&quot;)" office:value-type="string" office:string-value="*./Instances/regions-npv_3200_40_10*" calcext:value-type="string">
            <text:p>*./Instances/regions-npv_3200_4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4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4];&quot;_&quot;;[.E34];&quot;_&quot;;[.G34];&quot;_&quot;;[.I34];&quot;*&quot;)" office:value-type="string" office:string-value="*./Instances/regions-npv_450_45_10*" calcext:value-type="string">
            <text:p>*./Instances/regions-npv_450_4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5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5];&quot;_&quot;;[.E35];&quot;_&quot;;[.G35];&quot;_&quot;;[.I35];&quot;*&quot;)" office:value-type="string" office:string-value="*./Instances/regions-npv_900_45_10*" calcext:value-type="string">
            <text:p>*./Instances/regions-npv_900_4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6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6];&quot;_&quot;;[.E36];&quot;_&quot;;[.G36];&quot;_&quot;;[.I36];&quot;*&quot;)" office:value-type="string" office:string-value="*./Instances/regions-npv_1800_45_10*" calcext:value-type="string">
            <text:p>*./Instances/regions-npv_1800_4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7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7];&quot;_&quot;;[.E37];&quot;_&quot;;[.G37];&quot;_&quot;;[.I37];&quot;*&quot;)" office:value-type="string" office:string-value="*./Instances/regions-npv_3600_45_10*" calcext:value-type="string">
            <text:p>*./Instances/regions-npv_3600_4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8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8];&quot;_&quot;;[.E38];&quot;_&quot;;[.G38];&quot;_&quot;;[.I38];&quot;*&quot;)" office:value-type="string" office:string-value="*./Instances/regions-npv_500_50_10*" calcext:value-type="string">
            <text:p>*./Instances/regions-npv_500_5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9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9];&quot;_&quot;;[.E39];&quot;_&quot;;[.G39];&quot;_&quot;;[.I39];&quot;*&quot;)" office:value-type="string" office:string-value="*./Instances/regions-npv_1000_50_10*" calcext:value-type="string">
            <text:p>*./Instances/regions-npv_1000_5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40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40];&quot;_&quot;;[.E40];&quot;_&quot;;[.G40];&quot;_&quot;;[.I40];&quot;*&quot;)" office:value-type="string" office:string-value="*./Instances/regions-npv_2000_50_10*" calcext:value-type="string">
            <text:p>*./Instances/regions-npv_2000_5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41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41];&quot;_&quot;;[.E41];&quot;_&quot;;[.G41];&quot;_&quot;;[.I41];&quot;*&quot;)" office:value-type="string" office:string-value="*./Instances/regions-npv_4000_50_10*" calcext:value-type="string">
            <text:p>*./Instances/regions-npv_4000_5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42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42];&quot;_&quot;;[.E42];&quot;_&quot;;[.G42];&quot;_&quot;;[.I42];&quot;*&quot;)" office:value-type="string" office:string-value="*./Instances/regions-npv_550_55_10*" calcext:value-type="string">
            <text:p>*./Instances/regions-npv_550_5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43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43];&quot;_&quot;;[.E43];&quot;_&quot;;[.G43];&quot;_&quot;;[.I43];&quot;*&quot;)" office:value-type="string" office:string-value="*./Instances/regions-npv_1100_55_10*" calcext:value-type="string">
            <text:p>*./Instances/regions-npv_1100_5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44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44];&quot;_&quot;;[.E44];&quot;_&quot;;[.G44];&quot;_&quot;;[.I44];&quot;*&quot;)" office:value-type="string" office:string-value="*./Instances/regions-npv_2200_55_10*" calcext:value-type="string">
            <text:p>*./Instances/regions-npv_2200_5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45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45];&quot;_&quot;;[.E45];&quot;_&quot;;[.G45];&quot;_&quot;;[.I45];&quot;*&quot;)" office:value-type="string" office:string-value="*./Instances/regions-npv_4400_55_10*" calcext:value-type="string">
            <text:p>*./Instances/regions-npv_4400_5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46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46];&quot;_&quot;;[.E46];&quot;_&quot;;[.G46];&quot;_&quot;;[.I46];&quot;*&quot;)" office:value-type="string" office:string-value="*./Instances/regions-npv_600_60_10*" calcext:value-type="string">
            <text:p>*./Instances/regions-npv_600_6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47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47];&quot;_&quot;;[.E47];&quot;_&quot;;[.G47];&quot;_&quot;;[.I47];&quot;*&quot;)" office:value-type="string" office:string-value="*./Instances/regions-npv_1200_60_10*" calcext:value-type="string">
            <text:p>*./Instances/regions-npv_1200_6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48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48];&quot;_&quot;;[.E48];&quot;_&quot;;[.G48];&quot;_&quot;;[.I48];&quot;*&quot;)" office:value-type="string" office:string-value="*./Instances/regions-npv_2400_60_10*" calcext:value-type="string">
            <text:p>*./Instances/regions-npv_2400_6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49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49];&quot;_&quot;;[.E49];&quot;_&quot;;[.G49];&quot;_&quot;;[.I49];&quot;*&quot;)" office:value-type="string" office:string-value="*./Instances/regions-npv_4800_60_10*" calcext:value-type="string">
            <text:p>*./Instances/regions-npv_4800_6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50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50];&quot;_&quot;;[.E50];&quot;_&quot;;[.G50];&quot;_&quot;;[.I50];&quot;*&quot;)" office:value-type="string" office:string-value="*./Instances/regions-npv_650_65_10*" calcext:value-type="string">
            <text:p>*./Instances/regions-npv_650_6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51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51];&quot;_&quot;;[.E51];&quot;_&quot;;[.G51];&quot;_&quot;;[.I51];&quot;*&quot;)" office:value-type="string" office:string-value="*./Instances/regions-npv_1300_65_10*" calcext:value-type="string">
            <text:p>*./Instances/regions-npv_1300_6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52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52];&quot;_&quot;;[.E52];&quot;_&quot;;[.G52];&quot;_&quot;;[.I52];&quot;*&quot;)" office:value-type="string" office:string-value="*./Instances/regions-npv_2600_65_10*" calcext:value-type="string">
            <text:p>*./Instances/regions-npv_2600_6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53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53];&quot;_&quot;;[.E53];&quot;_&quot;;[.G53];&quot;_&quot;;[.I53];&quot;*&quot;)" office:value-type="string" office:string-value="*./Instances/regions-npv_5200_65_10*" calcext:value-type="string">
            <text:p>*./Instances/regions-npv_5200_6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54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54];&quot;_&quot;;[.E54];&quot;_&quot;;[.G54];&quot;_&quot;;[.I54];&quot;*&quot;)" office:value-type="string" office:string-value="*./Instances/regions-npv_700_70_10*" calcext:value-type="string">
            <text:p>*./Instances/regions-npv_700_7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55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55];&quot;_&quot;;[.E55];&quot;_&quot;;[.G55];&quot;_&quot;;[.I55];&quot;*&quot;)" office:value-type="string" office:string-value="*./Instances/regions-npv_1400_70_10*" calcext:value-type="string">
            <text:p>*./Instances/regions-npv_1400_7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56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56];&quot;_&quot;;[.E56];&quot;_&quot;;[.G56];&quot;_&quot;;[.I56];&quot;*&quot;)" office:value-type="string" office:string-value="*./Instances/regions-npv_2800_70_10*" calcext:value-type="string">
            <text:p>*./Instances/regions-npv_2800_7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57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57];&quot;_&quot;;[.E57];&quot;_&quot;;[.G57];&quot;_&quot;;[.I57];&quot;*&quot;)" office:value-type="string" office:string-value="*./Instances/regions-npv_5600_70_10*" calcext:value-type="string">
            <text:p>*./Instances/regions-npv_5600_70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58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58];&quot;_&quot;;[.E58];&quot;_&quot;;[.G58];&quot;_&quot;;[.I58];&quot;*&quot;)" office:value-type="string" office:string-value="*./Instances/regions-npv_750_75_10*" calcext:value-type="string">
            <text:p>*./Instances/regions-npv_750_7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59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59];&quot;_&quot;;[.E59];&quot;_&quot;;[.G59];&quot;_&quot;;[.I59];&quot;*&quot;)" office:value-type="string" office:string-value="*./Instances/regions-npv_1500_75_10*" calcext:value-type="string">
            <text:p>*./Instances/regions-npv_1500_7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60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60];&quot;_&quot;;[.E60];&quot;_&quot;;[.G60];&quot;_&quot;;[.I60];&quot;*&quot;)" office:value-type="string" office:string-value="*./Instances/regions-npv_3000_75_10*" calcext:value-type="string">
            <text:p>*./Instances/regions-npv_3000_7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61];&quot;*&quot;)" office:value-type="string" office:string-value="*regions-npv*" calcext:value-type="string">
            <text:p>*regions-npv*</text:p>
          </table:table-cell>
          <table:table-cell office:value-type="string" calcext:value-type="string">
            <text:p>-bid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61];&quot;_&quot;;[.E61];&quot;_&quot;;[.G61];&quot;_&quot;;[.I61];&quot;*&quot;)" office:value-type="string" office:string-value="*./Instances/regions-npv_6000_75_10*" calcext:value-type="string">
            <text:p>*./Instances/regions-npv_6000_75_10*</text:p>
          </table:table-cell>
          <table:table-cell office:value-type="string" calcext:value-type="string">
            <text:p>regions-n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62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62];&quot;_&quot;;[.E62];&quot;_&quot;;[.G62];&quot;_&quot;;[.I62];&quot;*&quot;)" office:value-type="string" office:string-value="*./Instances/regions-upv_50_5_10*" calcext:value-type="string">
            <text:p>*./Instances/regions-upv_50_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63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63];&quot;_&quot;;[.E63];&quot;_&quot;;[.G63];&quot;_&quot;;[.I63];&quot;*&quot;)" office:value-type="string" office:string-value="*./Instances/regions-upv_100_5_10*" calcext:value-type="string">
            <text:p>*./Instances/regions-upv_100_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64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64];&quot;_&quot;;[.E64];&quot;_&quot;;[.G64];&quot;_&quot;;[.I64];&quot;*&quot;)" office:value-type="string" office:string-value="*./Instances/regions-upv_200_5_10*" calcext:value-type="string">
            <text:p>*./Instances/regions-upv_200_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65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65];&quot;_&quot;;[.E65];&quot;_&quot;;[.G65];&quot;_&quot;;[.I65];&quot;*&quot;)" office:value-type="string" office:string-value="*./Instances/regions-upv_400_5_10*" calcext:value-type="string">
            <text:p>*./Instances/regions-upv_400_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66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66];&quot;_&quot;;[.E66];&quot;_&quot;;[.G66];&quot;_&quot;;[.I66];&quot;*&quot;)" office:value-type="string" office:string-value="*./Instances/regions-upv_100_10_10*" calcext:value-type="string">
            <text:p>*./Instances/regions-upv_100_1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67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67];&quot;_&quot;;[.E67];&quot;_&quot;;[.G67];&quot;_&quot;;[.I67];&quot;*&quot;)" office:value-type="string" office:string-value="*./Instances/regions-upv_200_10_10*" calcext:value-type="string">
            <text:p>*./Instances/regions-upv_200_1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68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68];&quot;_&quot;;[.E68];&quot;_&quot;;[.G68];&quot;_&quot;;[.I68];&quot;*&quot;)" office:value-type="string" office:string-value="*./Instances/regions-upv_400_10_10*" calcext:value-type="string">
            <text:p>*./Instances/regions-upv_400_1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69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69];&quot;_&quot;;[.E69];&quot;_&quot;;[.G69];&quot;_&quot;;[.I69];&quot;*&quot;)" office:value-type="string" office:string-value="*./Instances/regions-upv_800_10_10*" calcext:value-type="string">
            <text:p>*./Instances/regions-upv_800_1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70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70];&quot;_&quot;;[.E70];&quot;_&quot;;[.G70];&quot;_&quot;;[.I70];&quot;*&quot;)" office:value-type="string" office:string-value="*./Instances/regions-upv_150_15_10*" calcext:value-type="string">
            <text:p>*./Instances/regions-upv_150_1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71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71];&quot;_&quot;;[.E71];&quot;_&quot;;[.G71];&quot;_&quot;;[.I71];&quot;*&quot;)" office:value-type="string" office:string-value="*./Instances/regions-upv_300_15_10*" calcext:value-type="string">
            <text:p>*./Instances/regions-upv_300_1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72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72];&quot;_&quot;;[.E72];&quot;_&quot;;[.G72];&quot;_&quot;;[.I72];&quot;*&quot;)" office:value-type="string" office:string-value="*./Instances/regions-upv_600_15_10*" calcext:value-type="string">
            <text:p>*./Instances/regions-upv_600_1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73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73];&quot;_&quot;;[.E73];&quot;_&quot;;[.G73];&quot;_&quot;;[.I73];&quot;*&quot;)" office:value-type="string" office:string-value="*./Instances/regions-upv_1200_15_10*" calcext:value-type="string">
            <text:p>*./Instances/regions-upv_1200_1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74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74];&quot;_&quot;;[.E74];&quot;_&quot;;[.G74];&quot;_&quot;;[.I74];&quot;*&quot;)" office:value-type="string" office:string-value="*./Instances/regions-upv_200_20_10*" calcext:value-type="string">
            <text:p>*./Instances/regions-upv_200_2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75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75];&quot;_&quot;;[.E75];&quot;_&quot;;[.G75];&quot;_&quot;;[.I75];&quot;*&quot;)" office:value-type="string" office:string-value="*./Instances/regions-upv_400_20_10*" calcext:value-type="string">
            <text:p>*./Instances/regions-upv_400_2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76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76];&quot;_&quot;;[.E76];&quot;_&quot;;[.G76];&quot;_&quot;;[.I76];&quot;*&quot;)" office:value-type="string" office:string-value="*./Instances/regions-upv_800_20_10*" calcext:value-type="string">
            <text:p>*./Instances/regions-upv_800_2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77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77];&quot;_&quot;;[.E77];&quot;_&quot;;[.G77];&quot;_&quot;;[.I77];&quot;*&quot;)" office:value-type="string" office:string-value="*./Instances/regions-upv_1600_20_10*" calcext:value-type="string">
            <text:p>*./Instances/regions-upv_1600_2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78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78];&quot;_&quot;;[.E78];&quot;_&quot;;[.G78];&quot;_&quot;;[.I78];&quot;*&quot;)" office:value-type="string" office:string-value="*./Instances/regions-upv_250_25_10*" calcext:value-type="string">
            <text:p>*./Instances/regions-upv_250_2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79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79];&quot;_&quot;;[.E79];&quot;_&quot;;[.G79];&quot;_&quot;;[.I79];&quot;*&quot;)" office:value-type="string" office:string-value="*./Instances/regions-upv_500_25_10*" calcext:value-type="string">
            <text:p>*./Instances/regions-upv_500_2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80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80];&quot;_&quot;;[.E80];&quot;_&quot;;[.G80];&quot;_&quot;;[.I80];&quot;*&quot;)" office:value-type="string" office:string-value="*./Instances/regions-upv_1000_25_10*" calcext:value-type="string">
            <text:p>*./Instances/regions-upv_1000_2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81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81];&quot;_&quot;;[.E81];&quot;_&quot;;[.G81];&quot;_&quot;;[.I81];&quot;*&quot;)" office:value-type="string" office:string-value="*./Instances/regions-upv_2000_25_10*" calcext:value-type="string">
            <text:p>*./Instances/regions-upv_2000_2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82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82];&quot;_&quot;;[.E82];&quot;_&quot;;[.G82];&quot;_&quot;;[.I82];&quot;*&quot;)" office:value-type="string" office:string-value="*./Instances/regions-upv_300_30_10*" calcext:value-type="string">
            <text:p>*./Instances/regions-upv_300_3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83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83];&quot;_&quot;;[.E83];&quot;_&quot;;[.G83];&quot;_&quot;;[.I83];&quot;*&quot;)" office:value-type="string" office:string-value="*./Instances/regions-upv_600_30_10*" calcext:value-type="string">
            <text:p>*./Instances/regions-upv_600_3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84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84];&quot;_&quot;;[.E84];&quot;_&quot;;[.G84];&quot;_&quot;;[.I84];&quot;*&quot;)" office:value-type="string" office:string-value="*./Instances/regions-upv_1200_30_10*" calcext:value-type="string">
            <text:p>*./Instances/regions-upv_1200_3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85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85];&quot;_&quot;;[.E85];&quot;_&quot;;[.G85];&quot;_&quot;;[.I85];&quot;*&quot;)" office:value-type="string" office:string-value="*./Instances/regions-upv_2400_30_10*" calcext:value-type="string">
            <text:p>*./Instances/regions-upv_2400_3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86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86];&quot;_&quot;;[.E86];&quot;_&quot;;[.G86];&quot;_&quot;;[.I86];&quot;*&quot;)" office:value-type="string" office:string-value="*./Instances/regions-upv_350_35_10*" calcext:value-type="string">
            <text:p>*./Instances/regions-upv_350_3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87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87];&quot;_&quot;;[.E87];&quot;_&quot;;[.G87];&quot;_&quot;;[.I87];&quot;*&quot;)" office:value-type="string" office:string-value="*./Instances/regions-upv_700_35_10*" calcext:value-type="string">
            <text:p>*./Instances/regions-upv_700_3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88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88];&quot;_&quot;;[.E88];&quot;_&quot;;[.G88];&quot;_&quot;;[.I88];&quot;*&quot;)" office:value-type="string" office:string-value="*./Instances/regions-upv_1400_35_10*" calcext:value-type="string">
            <text:p>*./Instances/regions-upv_1400_3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89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89];&quot;_&quot;;[.E89];&quot;_&quot;;[.G89];&quot;_&quot;;[.I89];&quot;*&quot;)" office:value-type="string" office:string-value="*./Instances/regions-upv_2800_35_10*" calcext:value-type="string">
            <text:p>*./Instances/regions-upv_2800_3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90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90];&quot;_&quot;;[.E90];&quot;_&quot;;[.G90];&quot;_&quot;;[.I90];&quot;*&quot;)" office:value-type="string" office:string-value="*./Instances/regions-upv_400_40_10*" calcext:value-type="string">
            <text:p>*./Instances/regions-upv_400_4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91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91];&quot;_&quot;;[.E91];&quot;_&quot;;[.G91];&quot;_&quot;;[.I91];&quot;*&quot;)" office:value-type="string" office:string-value="*./Instances/regions-upv_800_40_10*" calcext:value-type="string">
            <text:p>*./Instances/regions-upv_800_4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92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92];&quot;_&quot;;[.E92];&quot;_&quot;;[.G92];&quot;_&quot;;[.I92];&quot;*&quot;)" office:value-type="string" office:string-value="*./Instances/regions-upv_1600_40_10*" calcext:value-type="string">
            <text:p>*./Instances/regions-upv_1600_4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93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93];&quot;_&quot;;[.E93];&quot;_&quot;;[.G93];&quot;_&quot;;[.I93];&quot;*&quot;)" office:value-type="string" office:string-value="*./Instances/regions-upv_3200_40_10*" calcext:value-type="string">
            <text:p>*./Instances/regions-upv_3200_4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94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94];&quot;_&quot;;[.E94];&quot;_&quot;;[.G94];&quot;_&quot;;[.I94];&quot;*&quot;)" office:value-type="string" office:string-value="*./Instances/regions-upv_450_45_10*" calcext:value-type="string">
            <text:p>*./Instances/regions-upv_450_4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95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95];&quot;_&quot;;[.E95];&quot;_&quot;;[.G95];&quot;_&quot;;[.I95];&quot;*&quot;)" office:value-type="string" office:string-value="*./Instances/regions-upv_900_45_10*" calcext:value-type="string">
            <text:p>*./Instances/regions-upv_900_4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96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96];&quot;_&quot;;[.E96];&quot;_&quot;;[.G96];&quot;_&quot;;[.I96];&quot;*&quot;)" office:value-type="string" office:string-value="*./Instances/regions-upv_1800_45_10*" calcext:value-type="string">
            <text:p>*./Instances/regions-upv_1800_4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97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97];&quot;_&quot;;[.E97];&quot;_&quot;;[.G97];&quot;_&quot;;[.I97];&quot;*&quot;)" office:value-type="string" office:string-value="*./Instances/regions-upv_3600_45_10*" calcext:value-type="string">
            <text:p>*./Instances/regions-upv_3600_4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98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98];&quot;_&quot;;[.E98];&quot;_&quot;;[.G98];&quot;_&quot;;[.I98];&quot;*&quot;)" office:value-type="string" office:string-value="*./Instances/regions-upv_500_50_10*" calcext:value-type="string">
            <text:p>*./Instances/regions-upv_500_5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99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99];&quot;_&quot;;[.E99];&quot;_&quot;;[.G99];&quot;_&quot;;[.I99];&quot;*&quot;)" office:value-type="string" office:string-value="*./Instances/regions-upv_1000_50_10*" calcext:value-type="string">
            <text:p>*./Instances/regions-upv_1000_5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00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00];&quot;_&quot;;[.E100];&quot;_&quot;;[.G100];&quot;_&quot;;[.I100];&quot;*&quot;)" office:value-type="string" office:string-value="*./Instances/regions-upv_2000_50_10*" calcext:value-type="string">
            <text:p>*./Instances/regions-upv_2000_5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01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01];&quot;_&quot;;[.E101];&quot;_&quot;;[.G101];&quot;_&quot;;[.I101];&quot;*&quot;)" office:value-type="string" office:string-value="*./Instances/regions-upv_4000_50_10*" calcext:value-type="string">
            <text:p>*./Instances/regions-upv_4000_5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02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02];&quot;_&quot;;[.E102];&quot;_&quot;;[.G102];&quot;_&quot;;[.I102];&quot;*&quot;)" office:value-type="string" office:string-value="*./Instances/regions-upv_550_55_10*" calcext:value-type="string">
            <text:p>*./Instances/regions-upv_550_5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03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03];&quot;_&quot;;[.E103];&quot;_&quot;;[.G103];&quot;_&quot;;[.I103];&quot;*&quot;)" office:value-type="string" office:string-value="*./Instances/regions-upv_1100_55_10*" calcext:value-type="string">
            <text:p>*./Instances/regions-upv_1100_5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04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04];&quot;_&quot;;[.E104];&quot;_&quot;;[.G104];&quot;_&quot;;[.I104];&quot;*&quot;)" office:value-type="string" office:string-value="*./Instances/regions-upv_2200_55_10*" calcext:value-type="string">
            <text:p>*./Instances/regions-upv_2200_5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05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05];&quot;_&quot;;[.E105];&quot;_&quot;;[.G105];&quot;_&quot;;[.I105];&quot;*&quot;)" office:value-type="string" office:string-value="*./Instances/regions-upv_4400_55_10*" calcext:value-type="string">
            <text:p>*./Instances/regions-upv_4400_5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06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06];&quot;_&quot;;[.E106];&quot;_&quot;;[.G106];&quot;_&quot;;[.I106];&quot;*&quot;)" office:value-type="string" office:string-value="*./Instances/regions-upv_600_60_10*" calcext:value-type="string">
            <text:p>*./Instances/regions-upv_600_6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07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07];&quot;_&quot;;[.E107];&quot;_&quot;;[.G107];&quot;_&quot;;[.I107];&quot;*&quot;)" office:value-type="string" office:string-value="*./Instances/regions-upv_1200_60_10*" calcext:value-type="string">
            <text:p>*./Instances/regions-upv_1200_6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08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08];&quot;_&quot;;[.E108];&quot;_&quot;;[.G108];&quot;_&quot;;[.I108];&quot;*&quot;)" office:value-type="string" office:string-value="*./Instances/regions-upv_2400_60_10*" calcext:value-type="string">
            <text:p>*./Instances/regions-upv_2400_6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09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09];&quot;_&quot;;[.E109];&quot;_&quot;;[.G109];&quot;_&quot;;[.I109];&quot;*&quot;)" office:value-type="string" office:string-value="*./Instances/regions-upv_4800_60_10*" calcext:value-type="string">
            <text:p>*./Instances/regions-upv_4800_6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10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10];&quot;_&quot;;[.E110];&quot;_&quot;;[.G110];&quot;_&quot;;[.I110];&quot;*&quot;)" office:value-type="string" office:string-value="*./Instances/regions-upv_650_65_10*" calcext:value-type="string">
            <text:p>*./Instances/regions-upv_650_6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11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11];&quot;_&quot;;[.E111];&quot;_&quot;;[.G111];&quot;_&quot;;[.I111];&quot;*&quot;)" office:value-type="string" office:string-value="*./Instances/regions-upv_1300_65_10*" calcext:value-type="string">
            <text:p>*./Instances/regions-upv_1300_6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12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12];&quot;_&quot;;[.E112];&quot;_&quot;;[.G112];&quot;_&quot;;[.I112];&quot;*&quot;)" office:value-type="string" office:string-value="*./Instances/regions-upv_2600_65_10*" calcext:value-type="string">
            <text:p>*./Instances/regions-upv_2600_6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13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13];&quot;_&quot;;[.E113];&quot;_&quot;;[.G113];&quot;_&quot;;[.I113];&quot;*&quot;)" office:value-type="string" office:string-value="*./Instances/regions-upv_5200_65_10*" calcext:value-type="string">
            <text:p>*./Instances/regions-upv_5200_6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14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14];&quot;_&quot;;[.E114];&quot;_&quot;;[.G114];&quot;_&quot;;[.I114];&quot;*&quot;)" office:value-type="string" office:string-value="*./Instances/regions-upv_700_70_10*" calcext:value-type="string">
            <text:p>*./Instances/regions-upv_700_7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15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15];&quot;_&quot;;[.E115];&quot;_&quot;;[.G115];&quot;_&quot;;[.I115];&quot;*&quot;)" office:value-type="string" office:string-value="*./Instances/regions-upv_1400_70_10*" calcext:value-type="string">
            <text:p>*./Instances/regions-upv_1400_7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16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16];&quot;_&quot;;[.E116];&quot;_&quot;;[.G116];&quot;_&quot;;[.I116];&quot;*&quot;)" office:value-type="string" office:string-value="*./Instances/regions-upv_2800_70_10*" calcext:value-type="string">
            <text:p>*./Instances/regions-upv_2800_7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17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17];&quot;_&quot;;[.E117];&quot;_&quot;;[.G117];&quot;_&quot;;[.I117];&quot;*&quot;)" office:value-type="string" office:string-value="*./Instances/regions-upv_5600_70_10*" calcext:value-type="string">
            <text:p>*./Instances/regions-upv_5600_70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18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18];&quot;_&quot;;[.E118];&quot;_&quot;;[.G118];&quot;_&quot;;[.I118];&quot;*&quot;)" office:value-type="string" office:string-value="*./Instances/regions-upv_750_75_10*" calcext:value-type="string">
            <text:p>*./Instances/regions-upv_750_7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19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19];&quot;_&quot;;[.E119];&quot;_&quot;;[.G119];&quot;_&quot;;[.I119];&quot;*&quot;)" office:value-type="string" office:string-value="*./Instances/regions-upv_1500_75_10*" calcext:value-type="string">
            <text:p>*./Instances/regions-upv_1500_7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20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20];&quot;_&quot;;[.E120];&quot;_&quot;;[.G120];&quot;_&quot;;[.I120];&quot;*&quot;)" office:value-type="string" office:string-value="*./Instances/regions-upv_3000_75_10*" calcext:value-type="string">
            <text:p>*./Instances/regions-upv_3000_7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21];&quot;*&quot;)" office:value-type="string" office:string-value="*regions-upv*" calcext:value-type="string">
            <text:p>*regions-upv*</text:p>
          </table:table-cell>
          <table:table-cell office:value-type="string" calcext:value-type="string">
            <text:p>-bid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21];&quot;_&quot;;[.E121];&quot;_&quot;;[.G121];&quot;_&quot;;[.I121];&quot;*&quot;)" office:value-type="string" office:string-value="*./Instances/regions-upv_6000_75_10*" calcext:value-type="string">
            <text:p>*./Instances/regions-upv_6000_75_10*</text:p>
          </table:table-cell>
          <table:table-cell office:value-type="string" calcext:value-type="string">
            <text:p>regions-upv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22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22];&quot;_&quot;;[.E122];&quot;_&quot;;[.G122];&quot;_&quot;;[.I122];&quot;*&quot;)" office:value-type="string" office:string-value="*./Instances/matching_50_5_10*" calcext:value-type="string">
            <text:p>*./Instances/matching_50_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23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23];&quot;_&quot;;[.E123];&quot;_&quot;;[.G123];&quot;_&quot;;[.I123];&quot;*&quot;)" office:value-type="string" office:string-value="*./Instances/matching_100_5_10*" calcext:value-type="string">
            <text:p>*./Instances/matching_100_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24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24];&quot;_&quot;;[.E124];&quot;_&quot;;[.G124];&quot;_&quot;;[.I124];&quot;*&quot;)" office:value-type="string" office:string-value="*./Instances/matching_200_5_10*" calcext:value-type="string">
            <text:p>*./Instances/matching_200_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25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25];&quot;_&quot;;[.E125];&quot;_&quot;;[.G125];&quot;_&quot;;[.I125];&quot;*&quot;)" office:value-type="string" office:string-value="*./Instances/matching_400_5_10*" calcext:value-type="string">
            <text:p>*./Instances/matching_400_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26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26];&quot;_&quot;;[.E126];&quot;_&quot;;[.G126];&quot;_&quot;;[.I126];&quot;*&quot;)" office:value-type="string" office:string-value="*./Instances/matching_100_10_10*" calcext:value-type="string">
            <text:p>*./Instances/matching_100_1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27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27];&quot;_&quot;;[.E127];&quot;_&quot;;[.G127];&quot;_&quot;;[.I127];&quot;*&quot;)" office:value-type="string" office:string-value="*./Instances/matching_200_10_10*" calcext:value-type="string">
            <text:p>*./Instances/matching_200_1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28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28];&quot;_&quot;;[.E128];&quot;_&quot;;[.G128];&quot;_&quot;;[.I128];&quot;*&quot;)" office:value-type="string" office:string-value="*./Instances/matching_400_10_10*" calcext:value-type="string">
            <text:p>*./Instances/matching_400_1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29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29];&quot;_&quot;;[.E129];&quot;_&quot;;[.G129];&quot;_&quot;;[.I129];&quot;*&quot;)" office:value-type="string" office:string-value="*./Instances/matching_800_10_10*" calcext:value-type="string">
            <text:p>*./Instances/matching_800_1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30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30];&quot;_&quot;;[.E130];&quot;_&quot;;[.G130];&quot;_&quot;;[.I130];&quot;*&quot;)" office:value-type="string" office:string-value="*./Instances/matching_150_15_10*" calcext:value-type="string">
            <text:p>*./Instances/matching_150_1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31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31];&quot;_&quot;;[.E131];&quot;_&quot;;[.G131];&quot;_&quot;;[.I131];&quot;*&quot;)" office:value-type="string" office:string-value="*./Instances/matching_300_15_10*" calcext:value-type="string">
            <text:p>*./Instances/matching_300_1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32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32];&quot;_&quot;;[.E132];&quot;_&quot;;[.G132];&quot;_&quot;;[.I132];&quot;*&quot;)" office:value-type="string" office:string-value="*./Instances/matching_600_15_10*" calcext:value-type="string">
            <text:p>*./Instances/matching_600_1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33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33];&quot;_&quot;;[.E133];&quot;_&quot;;[.G133];&quot;_&quot;;[.I133];&quot;*&quot;)" office:value-type="string" office:string-value="*./Instances/matching_1200_15_10*" calcext:value-type="string">
            <text:p>*./Instances/matching_1200_1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34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34];&quot;_&quot;;[.E134];&quot;_&quot;;[.G134];&quot;_&quot;;[.I134];&quot;*&quot;)" office:value-type="string" office:string-value="*./Instances/matching_200_20_10*" calcext:value-type="string">
            <text:p>*./Instances/matching_200_2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35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35];&quot;_&quot;;[.E135];&quot;_&quot;;[.G135];&quot;_&quot;;[.I135];&quot;*&quot;)" office:value-type="string" office:string-value="*./Instances/matching_400_20_10*" calcext:value-type="string">
            <text:p>*./Instances/matching_400_2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36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36];&quot;_&quot;;[.E136];&quot;_&quot;;[.G136];&quot;_&quot;;[.I136];&quot;*&quot;)" office:value-type="string" office:string-value="*./Instances/matching_800_20_10*" calcext:value-type="string">
            <text:p>*./Instances/matching_800_2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37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37];&quot;_&quot;;[.E137];&quot;_&quot;;[.G137];&quot;_&quot;;[.I137];&quot;*&quot;)" office:value-type="string" office:string-value="*./Instances/matching_1600_20_10*" calcext:value-type="string">
            <text:p>*./Instances/matching_1600_2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38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38];&quot;_&quot;;[.E138];&quot;_&quot;;[.G138];&quot;_&quot;;[.I138];&quot;*&quot;)" office:value-type="string" office:string-value="*./Instances/matching_250_25_10*" calcext:value-type="string">
            <text:p>*./Instances/matching_250_2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39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39];&quot;_&quot;;[.E139];&quot;_&quot;;[.G139];&quot;_&quot;;[.I139];&quot;*&quot;)" office:value-type="string" office:string-value="*./Instances/matching_500_25_10*" calcext:value-type="string">
            <text:p>*./Instances/matching_500_2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40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40];&quot;_&quot;;[.E140];&quot;_&quot;;[.G140];&quot;_&quot;;[.I140];&quot;*&quot;)" office:value-type="string" office:string-value="*./Instances/matching_1000_25_10*" calcext:value-type="string">
            <text:p>*./Instances/matching_1000_2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41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41];&quot;_&quot;;[.E141];&quot;_&quot;;[.G141];&quot;_&quot;;[.I141];&quot;*&quot;)" office:value-type="string" office:string-value="*./Instances/matching_2000_25_10*" calcext:value-type="string">
            <text:p>*./Instances/matching_2000_2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42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42];&quot;_&quot;;[.E142];&quot;_&quot;;[.G142];&quot;_&quot;;[.I142];&quot;*&quot;)" office:value-type="string" office:string-value="*./Instances/matching_300_30_10*" calcext:value-type="string">
            <text:p>*./Instances/matching_300_3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43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43];&quot;_&quot;;[.E143];&quot;_&quot;;[.G143];&quot;_&quot;;[.I143];&quot;*&quot;)" office:value-type="string" office:string-value="*./Instances/matching_600_30_10*" calcext:value-type="string">
            <text:p>*./Instances/matching_600_3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44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44];&quot;_&quot;;[.E144];&quot;_&quot;;[.G144];&quot;_&quot;;[.I144];&quot;*&quot;)" office:value-type="string" office:string-value="*./Instances/matching_1200_30_10*" calcext:value-type="string">
            <text:p>*./Instances/matching_1200_3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45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45];&quot;_&quot;;[.E145];&quot;_&quot;;[.G145];&quot;_&quot;;[.I145];&quot;*&quot;)" office:value-type="string" office:string-value="*./Instances/matching_2400_30_10*" calcext:value-type="string">
            <text:p>*./Instances/matching_2400_3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46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46];&quot;_&quot;;[.E146];&quot;_&quot;;[.G146];&quot;_&quot;;[.I146];&quot;*&quot;)" office:value-type="string" office:string-value="*./Instances/matching_350_35_10*" calcext:value-type="string">
            <text:p>*./Instances/matching_350_3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47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47];&quot;_&quot;;[.E147];&quot;_&quot;;[.G147];&quot;_&quot;;[.I147];&quot;*&quot;)" office:value-type="string" office:string-value="*./Instances/matching_700_35_10*" calcext:value-type="string">
            <text:p>*./Instances/matching_700_3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48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48];&quot;_&quot;;[.E148];&quot;_&quot;;[.G148];&quot;_&quot;;[.I148];&quot;*&quot;)" office:value-type="string" office:string-value="*./Instances/matching_1400_35_10*" calcext:value-type="string">
            <text:p>*./Instances/matching_1400_3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49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49];&quot;_&quot;;[.E149];&quot;_&quot;;[.G149];&quot;_&quot;;[.I149];&quot;*&quot;)" office:value-type="string" office:string-value="*./Instances/matching_2800_35_10*" calcext:value-type="string">
            <text:p>*./Instances/matching_2800_3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50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50];&quot;_&quot;;[.E150];&quot;_&quot;;[.G150];&quot;_&quot;;[.I150];&quot;*&quot;)" office:value-type="string" office:string-value="*./Instances/matching_400_40_10*" calcext:value-type="string">
            <text:p>*./Instances/matching_400_4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51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51];&quot;_&quot;;[.E151];&quot;_&quot;;[.G151];&quot;_&quot;;[.I151];&quot;*&quot;)" office:value-type="string" office:string-value="*./Instances/matching_800_40_10*" calcext:value-type="string">
            <text:p>*./Instances/matching_800_4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52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52];&quot;_&quot;;[.E152];&quot;_&quot;;[.G152];&quot;_&quot;;[.I152];&quot;*&quot;)" office:value-type="string" office:string-value="*./Instances/matching_1600_40_10*" calcext:value-type="string">
            <text:p>*./Instances/matching_1600_4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53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53];&quot;_&quot;;[.E153];&quot;_&quot;;[.G153];&quot;_&quot;;[.I153];&quot;*&quot;)" office:value-type="string" office:string-value="*./Instances/matching_3200_40_10*" calcext:value-type="string">
            <text:p>*./Instances/matching_3200_4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54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54];&quot;_&quot;;[.E154];&quot;_&quot;;[.G154];&quot;_&quot;;[.I154];&quot;*&quot;)" office:value-type="string" office:string-value="*./Instances/matching_450_45_10*" calcext:value-type="string">
            <text:p>*./Instances/matching_450_4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55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55];&quot;_&quot;;[.E155];&quot;_&quot;;[.G155];&quot;_&quot;;[.I155];&quot;*&quot;)" office:value-type="string" office:string-value="*./Instances/matching_900_45_10*" calcext:value-type="string">
            <text:p>*./Instances/matching_900_4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56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56];&quot;_&quot;;[.E156];&quot;_&quot;;[.G156];&quot;_&quot;;[.I156];&quot;*&quot;)" office:value-type="string" office:string-value="*./Instances/matching_1800_45_10*" calcext:value-type="string">
            <text:p>*./Instances/matching_1800_4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57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57];&quot;_&quot;;[.E157];&quot;_&quot;;[.G157];&quot;_&quot;;[.I157];&quot;*&quot;)" office:value-type="string" office:string-value="*./Instances/matching_3600_45_10*" calcext:value-type="string">
            <text:p>*./Instances/matching_3600_4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58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58];&quot;_&quot;;[.E158];&quot;_&quot;;[.G158];&quot;_&quot;;[.I158];&quot;*&quot;)" office:value-type="string" office:string-value="*./Instances/matching_500_50_10*" calcext:value-type="string">
            <text:p>*./Instances/matching_500_5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59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59];&quot;_&quot;;[.E159];&quot;_&quot;;[.G159];&quot;_&quot;;[.I159];&quot;*&quot;)" office:value-type="string" office:string-value="*./Instances/matching_1000_50_10*" calcext:value-type="string">
            <text:p>*./Instances/matching_1000_5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60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60];&quot;_&quot;;[.E160];&quot;_&quot;;[.G160];&quot;_&quot;;[.I160];&quot;*&quot;)" office:value-type="string" office:string-value="*./Instances/matching_2000_50_10*" calcext:value-type="string">
            <text:p>*./Instances/matching_2000_5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61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61];&quot;_&quot;;[.E161];&quot;_&quot;;[.G161];&quot;_&quot;;[.I161];&quot;*&quot;)" office:value-type="string" office:string-value="*./Instances/matching_4000_50_10*" calcext:value-type="string">
            <text:p>*./Instances/matching_4000_5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62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62];&quot;_&quot;;[.E162];&quot;_&quot;;[.G162];&quot;_&quot;;[.I162];&quot;*&quot;)" office:value-type="string" office:string-value="*./Instances/matching_550_55_10*" calcext:value-type="string">
            <text:p>*./Instances/matching_550_5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63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63];&quot;_&quot;;[.E163];&quot;_&quot;;[.G163];&quot;_&quot;;[.I163];&quot;*&quot;)" office:value-type="string" office:string-value="*./Instances/matching_1100_55_10*" calcext:value-type="string">
            <text:p>*./Instances/matching_1100_5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64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64];&quot;_&quot;;[.E164];&quot;_&quot;;[.G164];&quot;_&quot;;[.I164];&quot;*&quot;)" office:value-type="string" office:string-value="*./Instances/matching_2200_55_10*" calcext:value-type="string">
            <text:p>*./Instances/matching_2200_5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65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65];&quot;_&quot;;[.E165];&quot;_&quot;;[.G165];&quot;_&quot;;[.I165];&quot;*&quot;)" office:value-type="string" office:string-value="*./Instances/matching_4400_55_10*" calcext:value-type="string">
            <text:p>*./Instances/matching_4400_5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66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66];&quot;_&quot;;[.E166];&quot;_&quot;;[.G166];&quot;_&quot;;[.I166];&quot;*&quot;)" office:value-type="string" office:string-value="*./Instances/matching_600_60_10*" calcext:value-type="string">
            <text:p>*./Instances/matching_600_6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67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67];&quot;_&quot;;[.E167];&quot;_&quot;;[.G167];&quot;_&quot;;[.I167];&quot;*&quot;)" office:value-type="string" office:string-value="*./Instances/matching_1200_60_10*" calcext:value-type="string">
            <text:p>*./Instances/matching_1200_6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68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68];&quot;_&quot;;[.E168];&quot;_&quot;;[.G168];&quot;_&quot;;[.I168];&quot;*&quot;)" office:value-type="string" office:string-value="*./Instances/matching_2400_60_10*" calcext:value-type="string">
            <text:p>*./Instances/matching_2400_6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69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69];&quot;_&quot;;[.E169];&quot;_&quot;;[.G169];&quot;_&quot;;[.I169];&quot;*&quot;)" office:value-type="string" office:string-value="*./Instances/matching_4800_60_10*" calcext:value-type="string">
            <text:p>*./Instances/matching_4800_6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70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70];&quot;_&quot;;[.E170];&quot;_&quot;;[.G170];&quot;_&quot;;[.I170];&quot;*&quot;)" office:value-type="string" office:string-value="*./Instances/matching_650_65_10*" calcext:value-type="string">
            <text:p>*./Instances/matching_650_6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71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71];&quot;_&quot;;[.E171];&quot;_&quot;;[.G171];&quot;_&quot;;[.I171];&quot;*&quot;)" office:value-type="string" office:string-value="*./Instances/matching_1300_65_10*" calcext:value-type="string">
            <text:p>*./Instances/matching_1300_6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72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72];&quot;_&quot;;[.E172];&quot;_&quot;;[.G172];&quot;_&quot;;[.I172];&quot;*&quot;)" office:value-type="string" office:string-value="*./Instances/matching_2600_65_10*" calcext:value-type="string">
            <text:p>*./Instances/matching_2600_6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73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73];&quot;_&quot;;[.E173];&quot;_&quot;;[.G173];&quot;_&quot;;[.I173];&quot;*&quot;)" office:value-type="string" office:string-value="*./Instances/matching_5200_65_10*" calcext:value-type="string">
            <text:p>*./Instances/matching_5200_6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74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74];&quot;_&quot;;[.E174];&quot;_&quot;;[.G174];&quot;_&quot;;[.I174];&quot;*&quot;)" office:value-type="string" office:string-value="*./Instances/matching_700_70_10*" calcext:value-type="string">
            <text:p>*./Instances/matching_700_7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75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75];&quot;_&quot;;[.E175];&quot;_&quot;;[.G175];&quot;_&quot;;[.I175];&quot;*&quot;)" office:value-type="string" office:string-value="*./Instances/matching_1400_70_10*" calcext:value-type="string">
            <text:p>*./Instances/matching_1400_7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76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76];&quot;_&quot;;[.E176];&quot;_&quot;;[.G176];&quot;_&quot;;[.I176];&quot;*&quot;)" office:value-type="string" office:string-value="*./Instances/matching_2800_70_10*" calcext:value-type="string">
            <text:p>*./Instances/matching_2800_7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77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77];&quot;_&quot;;[.E177];&quot;_&quot;;[.G177];&quot;_&quot;;[.I177];&quot;*&quot;)" office:value-type="string" office:string-value="*./Instances/matching_5600_70_10*" calcext:value-type="string">
            <text:p>*./Instances/matching_5600_70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78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78];&quot;_&quot;;[.E178];&quot;_&quot;;[.G178];&quot;_&quot;;[.I178];&quot;*&quot;)" office:value-type="string" office:string-value="*./Instances/matching_750_75_10*" calcext:value-type="string">
            <text:p>*./Instances/matching_750_7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79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79];&quot;_&quot;;[.E179];&quot;_&quot;;[.G179];&quot;_&quot;;[.I179];&quot;*&quot;)" office:value-type="string" office:string-value="*./Instances/matching_1500_75_10*" calcext:value-type="string">
            <text:p>*./Instances/matching_1500_7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80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80];&quot;_&quot;;[.E180];&quot;_&quot;;[.G180];&quot;_&quot;;[.I180];&quot;*&quot;)" office:value-type="string" office:string-value="*./Instances/matching_3000_75_10*" calcext:value-type="string">
            <text:p>*./Instances/matching_3000_7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81];&quot;*&quot;)" office:value-type="string" office:string-value="*matching*" calcext:value-type="string">
            <text:p>*matching*</text:p>
          </table:table-cell>
          <table:table-cell office:value-type="string" calcext:value-type="string">
            <text:p>-bid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81];&quot;_&quot;;[.E181];&quot;_&quot;;[.G181];&quot;_&quot;;[.I181];&quot;*&quot;)" office:value-type="string" office:string-value="*./Instances/matching_6000_75_10*" calcext:value-type="string">
            <text:p>*./Instances/matching_6000_75_10*</text:p>
          </table:table-cell>
          <table:table-cell office:value-type="string" calcext:value-type="string">
            <text:p>match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82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82];&quot;_&quot;;[.E182];&quot;_&quot;;[.G182];&quot;_&quot;;[.I182];&quot;*&quot;)" office:value-type="string" office:string-value="*./Instances/paths_50_5_10*" calcext:value-type="string">
            <text:p>*./Instances/paths_50_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83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83];&quot;_&quot;;[.E183];&quot;_&quot;;[.G183];&quot;_&quot;;[.I183];&quot;*&quot;)" office:value-type="string" office:string-value="*./Instances/paths_100_5_10*" calcext:value-type="string">
            <text:p>*./Instances/paths_100_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84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84];&quot;_&quot;;[.E184];&quot;_&quot;;[.G184];&quot;_&quot;;[.I184];&quot;*&quot;)" office:value-type="string" office:string-value="*./Instances/paths_200_5_10*" calcext:value-type="string">
            <text:p>*./Instances/paths_200_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85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85];&quot;_&quot;;[.E185];&quot;_&quot;;[.G185];&quot;_&quot;;[.I185];&quot;*&quot;)" office:value-type="string" office:string-value="*./Instances/paths_400_5_10*" calcext:value-type="string">
            <text:p>*./Instances/paths_400_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86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86];&quot;_&quot;;[.E186];&quot;_&quot;;[.G186];&quot;_&quot;;[.I186];&quot;*&quot;)" office:value-type="string" office:string-value="*./Instances/paths_100_10_10*" calcext:value-type="string">
            <text:p>*./Instances/paths_100_1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87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87];&quot;_&quot;;[.E187];&quot;_&quot;;[.G187];&quot;_&quot;;[.I187];&quot;*&quot;)" office:value-type="string" office:string-value="*./Instances/paths_200_10_10*" calcext:value-type="string">
            <text:p>*./Instances/paths_200_1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88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88];&quot;_&quot;;[.E188];&quot;_&quot;;[.G188];&quot;_&quot;;[.I188];&quot;*&quot;)" office:value-type="string" office:string-value="*./Instances/paths_400_10_10*" calcext:value-type="string">
            <text:p>*./Instances/paths_400_1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89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89];&quot;_&quot;;[.E189];&quot;_&quot;;[.G189];&quot;_&quot;;[.I189];&quot;*&quot;)" office:value-type="string" office:string-value="*./Instances/paths_800_10_10*" calcext:value-type="string">
            <text:p>*./Instances/paths_800_1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90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90];&quot;_&quot;;[.E190];&quot;_&quot;;[.G190];&quot;_&quot;;[.I190];&quot;*&quot;)" office:value-type="string" office:string-value="*./Instances/paths_150_15_10*" calcext:value-type="string">
            <text:p>*./Instances/paths_150_1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91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91];&quot;_&quot;;[.E191];&quot;_&quot;;[.G191];&quot;_&quot;;[.I191];&quot;*&quot;)" office:value-type="string" office:string-value="*./Instances/paths_300_15_10*" calcext:value-type="string">
            <text:p>*./Instances/paths_300_1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92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92];&quot;_&quot;;[.E192];&quot;_&quot;;[.G192];&quot;_&quot;;[.I192];&quot;*&quot;)" office:value-type="string" office:string-value="*./Instances/paths_600_15_10*" calcext:value-type="string">
            <text:p>*./Instances/paths_600_1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93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93];&quot;_&quot;;[.E193];&quot;_&quot;;[.G193];&quot;_&quot;;[.I193];&quot;*&quot;)" office:value-type="string" office:string-value="*./Instances/paths_1200_15_10*" calcext:value-type="string">
            <text:p>*./Instances/paths_1200_1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94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94];&quot;_&quot;;[.E194];&quot;_&quot;;[.G194];&quot;_&quot;;[.I194];&quot;*&quot;)" office:value-type="string" office:string-value="*./Instances/paths_200_20_10*" calcext:value-type="string">
            <text:p>*./Instances/paths_200_2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95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95];&quot;_&quot;;[.E195];&quot;_&quot;;[.G195];&quot;_&quot;;[.I195];&quot;*&quot;)" office:value-type="string" office:string-value="*./Instances/paths_400_20_10*" calcext:value-type="string">
            <text:p>*./Instances/paths_400_2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96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96];&quot;_&quot;;[.E196];&quot;_&quot;;[.G196];&quot;_&quot;;[.I196];&quot;*&quot;)" office:value-type="string" office:string-value="*./Instances/paths_800_20_10*" calcext:value-type="string">
            <text:p>*./Instances/paths_800_2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97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97];&quot;_&quot;;[.E197];&quot;_&quot;;[.G197];&quot;_&quot;;[.I197];&quot;*&quot;)" office:value-type="string" office:string-value="*./Instances/paths_1600_20_10*" calcext:value-type="string">
            <text:p>*./Instances/paths_1600_2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98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98];&quot;_&quot;;[.E198];&quot;_&quot;;[.G198];&quot;_&quot;;[.I198];&quot;*&quot;)" office:value-type="string" office:string-value="*./Instances/paths_250_25_10*" calcext:value-type="string">
            <text:p>*./Instances/paths_250_2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199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199];&quot;_&quot;;[.E199];&quot;_&quot;;[.G199];&quot;_&quot;;[.I199];&quot;*&quot;)" office:value-type="string" office:string-value="*./Instances/paths_500_25_10*" calcext:value-type="string">
            <text:p>*./Instances/paths_500_2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00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00];&quot;_&quot;;[.E200];&quot;_&quot;;[.G200];&quot;_&quot;;[.I200];&quot;*&quot;)" office:value-type="string" office:string-value="*./Instances/paths_1000_25_10*" calcext:value-type="string">
            <text:p>*./Instances/paths_1000_2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01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01];&quot;_&quot;;[.E201];&quot;_&quot;;[.G201];&quot;_&quot;;[.I201];&quot;*&quot;)" office:value-type="string" office:string-value="*./Instances/paths_2000_25_10*" calcext:value-type="string">
            <text:p>*./Instances/paths_2000_2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02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02];&quot;_&quot;;[.E202];&quot;_&quot;;[.G202];&quot;_&quot;;[.I202];&quot;*&quot;)" office:value-type="string" office:string-value="*./Instances/paths_300_30_10*" calcext:value-type="string">
            <text:p>*./Instances/paths_300_3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03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03];&quot;_&quot;;[.E203];&quot;_&quot;;[.G203];&quot;_&quot;;[.I203];&quot;*&quot;)" office:value-type="string" office:string-value="*./Instances/paths_600_30_10*" calcext:value-type="string">
            <text:p>*./Instances/paths_600_3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04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04];&quot;_&quot;;[.E204];&quot;_&quot;;[.G204];&quot;_&quot;;[.I204];&quot;*&quot;)" office:value-type="string" office:string-value="*./Instances/paths_1200_30_10*" calcext:value-type="string">
            <text:p>*./Instances/paths_1200_3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05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05];&quot;_&quot;;[.E205];&quot;_&quot;;[.G205];&quot;_&quot;;[.I205];&quot;*&quot;)" office:value-type="string" office:string-value="*./Instances/paths_2400_30_10*" calcext:value-type="string">
            <text:p>*./Instances/paths_2400_3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06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06];&quot;_&quot;;[.E206];&quot;_&quot;;[.G206];&quot;_&quot;;[.I206];&quot;*&quot;)" office:value-type="string" office:string-value="*./Instances/paths_350_35_10*" calcext:value-type="string">
            <text:p>*./Instances/paths_350_3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07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07];&quot;_&quot;;[.E207];&quot;_&quot;;[.G207];&quot;_&quot;;[.I207];&quot;*&quot;)" office:value-type="string" office:string-value="*./Instances/paths_700_35_10*" calcext:value-type="string">
            <text:p>*./Instances/paths_700_3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08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08];&quot;_&quot;;[.E208];&quot;_&quot;;[.G208];&quot;_&quot;;[.I208];&quot;*&quot;)" office:value-type="string" office:string-value="*./Instances/paths_1400_35_10*" calcext:value-type="string">
            <text:p>*./Instances/paths_1400_3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09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09];&quot;_&quot;;[.E209];&quot;_&quot;;[.G209];&quot;_&quot;;[.I209];&quot;*&quot;)" office:value-type="string" office:string-value="*./Instances/paths_2800_35_10*" calcext:value-type="string">
            <text:p>*./Instances/paths_2800_3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10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10];&quot;_&quot;;[.E210];&quot;_&quot;;[.G210];&quot;_&quot;;[.I210];&quot;*&quot;)" office:value-type="string" office:string-value="*./Instances/paths_400_40_10*" calcext:value-type="string">
            <text:p>*./Instances/paths_400_4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11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11];&quot;_&quot;;[.E211];&quot;_&quot;;[.G211];&quot;_&quot;;[.I211];&quot;*&quot;)" office:value-type="string" office:string-value="*./Instances/paths_800_40_10*" calcext:value-type="string">
            <text:p>*./Instances/paths_800_4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12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12];&quot;_&quot;;[.E212];&quot;_&quot;;[.G212];&quot;_&quot;;[.I212];&quot;*&quot;)" office:value-type="string" office:string-value="*./Instances/paths_1600_40_10*" calcext:value-type="string">
            <text:p>*./Instances/paths_1600_4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13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13];&quot;_&quot;;[.E213];&quot;_&quot;;[.G213];&quot;_&quot;;[.I213];&quot;*&quot;)" office:value-type="string" office:string-value="*./Instances/paths_3200_40_10*" calcext:value-type="string">
            <text:p>*./Instances/paths_3200_4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14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14];&quot;_&quot;;[.E214];&quot;_&quot;;[.G214];&quot;_&quot;;[.I214];&quot;*&quot;)" office:value-type="string" office:string-value="*./Instances/paths_450_45_10*" calcext:value-type="string">
            <text:p>*./Instances/paths_450_4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15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15];&quot;_&quot;;[.E215];&quot;_&quot;;[.G215];&quot;_&quot;;[.I215];&quot;*&quot;)" office:value-type="string" office:string-value="*./Instances/paths_900_45_10*" calcext:value-type="string">
            <text:p>*./Instances/paths_900_4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16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16];&quot;_&quot;;[.E216];&quot;_&quot;;[.G216];&quot;_&quot;;[.I216];&quot;*&quot;)" office:value-type="string" office:string-value="*./Instances/paths_1800_45_10*" calcext:value-type="string">
            <text:p>*./Instances/paths_1800_4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17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17];&quot;_&quot;;[.E217];&quot;_&quot;;[.G217];&quot;_&quot;;[.I217];&quot;*&quot;)" office:value-type="string" office:string-value="*./Instances/paths_3600_45_10*" calcext:value-type="string">
            <text:p>*./Instances/paths_3600_4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18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18];&quot;_&quot;;[.E218];&quot;_&quot;;[.G218];&quot;_&quot;;[.I218];&quot;*&quot;)" office:value-type="string" office:string-value="*./Instances/paths_500_50_10*" calcext:value-type="string">
            <text:p>*./Instances/paths_500_5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19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19];&quot;_&quot;;[.E219];&quot;_&quot;;[.G219];&quot;_&quot;;[.I219];&quot;*&quot;)" office:value-type="string" office:string-value="*./Instances/paths_1000_50_10*" calcext:value-type="string">
            <text:p>*./Instances/paths_1000_5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20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20];&quot;_&quot;;[.E220];&quot;_&quot;;[.G220];&quot;_&quot;;[.I220];&quot;*&quot;)" office:value-type="string" office:string-value="*./Instances/paths_2000_50_10*" calcext:value-type="string">
            <text:p>*./Instances/paths_2000_5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21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21];&quot;_&quot;;[.E221];&quot;_&quot;;[.G221];&quot;_&quot;;[.I221];&quot;*&quot;)" office:value-type="string" office:string-value="*./Instances/paths_4000_50_10*" calcext:value-type="string">
            <text:p>*./Instances/paths_4000_5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22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22];&quot;_&quot;;[.E222];&quot;_&quot;;[.G222];&quot;_&quot;;[.I222];&quot;*&quot;)" office:value-type="string" office:string-value="*./Instances/paths_550_55_10*" calcext:value-type="string">
            <text:p>*./Instances/paths_550_5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23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23];&quot;_&quot;;[.E223];&quot;_&quot;;[.G223];&quot;_&quot;;[.I223];&quot;*&quot;)" office:value-type="string" office:string-value="*./Instances/paths_1100_55_10*" calcext:value-type="string">
            <text:p>*./Instances/paths_1100_5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24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24];&quot;_&quot;;[.E224];&quot;_&quot;;[.G224];&quot;_&quot;;[.I224];&quot;*&quot;)" office:value-type="string" office:string-value="*./Instances/paths_2200_55_10*" calcext:value-type="string">
            <text:p>*./Instances/paths_2200_5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25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25];&quot;_&quot;;[.E225];&quot;_&quot;;[.G225];&quot;_&quot;;[.I225];&quot;*&quot;)" office:value-type="string" office:string-value="*./Instances/paths_4400_55_10*" calcext:value-type="string">
            <text:p>*./Instances/paths_4400_5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26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26];&quot;_&quot;;[.E226];&quot;_&quot;;[.G226];&quot;_&quot;;[.I226];&quot;*&quot;)" office:value-type="string" office:string-value="*./Instances/paths_600_60_10*" calcext:value-type="string">
            <text:p>*./Instances/paths_600_6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27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27];&quot;_&quot;;[.E227];&quot;_&quot;;[.G227];&quot;_&quot;;[.I227];&quot;*&quot;)" office:value-type="string" office:string-value="*./Instances/paths_1200_60_10*" calcext:value-type="string">
            <text:p>*./Instances/paths_1200_6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28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28];&quot;_&quot;;[.E228];&quot;_&quot;;[.G228];&quot;_&quot;;[.I228];&quot;*&quot;)" office:value-type="string" office:string-value="*./Instances/paths_2400_60_10*" calcext:value-type="string">
            <text:p>*./Instances/paths_2400_6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29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29];&quot;_&quot;;[.E229];&quot;_&quot;;[.G229];&quot;_&quot;;[.I229];&quot;*&quot;)" office:value-type="string" office:string-value="*./Instances/paths_4800_60_10*" calcext:value-type="string">
            <text:p>*./Instances/paths_4800_6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30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30];&quot;_&quot;;[.E230];&quot;_&quot;;[.G230];&quot;_&quot;;[.I230];&quot;*&quot;)" office:value-type="string" office:string-value="*./Instances/paths_650_65_10*" calcext:value-type="string">
            <text:p>*./Instances/paths_650_6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31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31];&quot;_&quot;;[.E231];&quot;_&quot;;[.G231];&quot;_&quot;;[.I231];&quot;*&quot;)" office:value-type="string" office:string-value="*./Instances/paths_1300_65_10*" calcext:value-type="string">
            <text:p>*./Instances/paths_1300_6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32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32];&quot;_&quot;;[.E232];&quot;_&quot;;[.G232];&quot;_&quot;;[.I232];&quot;*&quot;)" office:value-type="string" office:string-value="*./Instances/paths_2600_65_10*" calcext:value-type="string">
            <text:p>*./Instances/paths_2600_6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33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33];&quot;_&quot;;[.E233];&quot;_&quot;;[.G233];&quot;_&quot;;[.I233];&quot;*&quot;)" office:value-type="string" office:string-value="*./Instances/paths_5200_65_10*" calcext:value-type="string">
            <text:p>*./Instances/paths_5200_6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34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34];&quot;_&quot;;[.E234];&quot;_&quot;;[.G234];&quot;_&quot;;[.I234];&quot;*&quot;)" office:value-type="string" office:string-value="*./Instances/paths_700_70_10*" calcext:value-type="string">
            <text:p>*./Instances/paths_700_7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35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35];&quot;_&quot;;[.E235];&quot;_&quot;;[.G235];&quot;_&quot;;[.I235];&quot;*&quot;)" office:value-type="string" office:string-value="*./Instances/paths_1400_70_10*" calcext:value-type="string">
            <text:p>*./Instances/paths_1400_7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36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36];&quot;_&quot;;[.E236];&quot;_&quot;;[.G236];&quot;_&quot;;[.I236];&quot;*&quot;)" office:value-type="string" office:string-value="*./Instances/paths_2800_70_10*" calcext:value-type="string">
            <text:p>*./Instances/paths_2800_7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37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37];&quot;_&quot;;[.E237];&quot;_&quot;;[.G237];&quot;_&quot;;[.I237];&quot;*&quot;)" office:value-type="string" office:string-value="*./Instances/paths_5600_70_10*" calcext:value-type="string">
            <text:p>*./Instances/paths_5600_70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38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38];&quot;_&quot;;[.E238];&quot;_&quot;;[.G238];&quot;_&quot;;[.I238];&quot;*&quot;)" office:value-type="string" office:string-value="*./Instances/paths_750_75_10*" calcext:value-type="string">
            <text:p>*./Instances/paths_750_7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39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39];&quot;_&quot;;[.E239];&quot;_&quot;;[.G239];&quot;_&quot;;[.I239];&quot;*&quot;)" office:value-type="string" office:string-value="*./Instances/paths_1500_75_10*" calcext:value-type="string">
            <text:p>*./Instances/paths_1500_7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40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40];&quot;_&quot;;[.E240];&quot;_&quot;;[.G240];&quot;_&quot;;[.I240];&quot;*&quot;)" office:value-type="string" office:string-value="*./Instances/paths_3000_75_10*" calcext:value-type="string">
            <text:p>*./Instances/paths_3000_7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41];&quot;*&quot;)" office:value-type="string" office:string-value="*paths*" calcext:value-type="string">
            <text:p>*paths*</text:p>
          </table:table-cell>
          <table:table-cell office:value-type="string" calcext:value-type="string">
            <text:p>-bid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41];&quot;_&quot;;[.E241];&quot;_&quot;;[.G241];&quot;_&quot;;[.I241];&quot;*&quot;)" office:value-type="string" office:string-value="*./Instances/paths_6000_75_10*" calcext:value-type="string">
            <text:p>*./Instances/paths_6000_75_10*</text:p>
          </table:table-cell>
          <table:table-cell office:value-type="string" calcext:value-type="string">
            <text:p>path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42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42];&quot;_&quot;;[.E242];&quot;_&quot;;[.G242];&quot;_&quot;;[.I242];&quot;*&quot;)" office:value-type="string" office:string-value="*./Instances/regions_50_5_10*" calcext:value-type="string">
            <text:p>*./Instances/regions_50_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43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43];&quot;_&quot;;[.E243];&quot;_&quot;;[.G243];&quot;_&quot;;[.I243];&quot;*&quot;)" office:value-type="string" office:string-value="*./Instances/regions_100_5_10*" calcext:value-type="string">
            <text:p>*./Instances/regions_100_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44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44];&quot;_&quot;;[.E244];&quot;_&quot;;[.G244];&quot;_&quot;;[.I244];&quot;*&quot;)" office:value-type="string" office:string-value="*./Instances/regions_200_5_10*" calcext:value-type="string">
            <text:p>*./Instances/regions_200_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45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45];&quot;_&quot;;[.E245];&quot;_&quot;;[.G245];&quot;_&quot;;[.I245];&quot;*&quot;)" office:value-type="string" office:string-value="*./Instances/regions_400_5_10*" calcext:value-type="string">
            <text:p>*./Instances/regions_400_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46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46];&quot;_&quot;;[.E246];&quot;_&quot;;[.G246];&quot;_&quot;;[.I246];&quot;*&quot;)" office:value-type="string" office:string-value="*./Instances/regions_100_10_10*" calcext:value-type="string">
            <text:p>*./Instances/regions_100_1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47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47];&quot;_&quot;;[.E247];&quot;_&quot;;[.G247];&quot;_&quot;;[.I247];&quot;*&quot;)" office:value-type="string" office:string-value="*./Instances/regions_200_10_10*" calcext:value-type="string">
            <text:p>*./Instances/regions_200_1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48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48];&quot;_&quot;;[.E248];&quot;_&quot;;[.G248];&quot;_&quot;;[.I248];&quot;*&quot;)" office:value-type="string" office:string-value="*./Instances/regions_400_10_10*" calcext:value-type="string">
            <text:p>*./Instances/regions_400_1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49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49];&quot;_&quot;;[.E249];&quot;_&quot;;[.G249];&quot;_&quot;;[.I249];&quot;*&quot;)" office:value-type="string" office:string-value="*./Instances/regions_800_10_10*" calcext:value-type="string">
            <text:p>*./Instances/regions_800_1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50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50];&quot;_&quot;;[.E250];&quot;_&quot;;[.G250];&quot;_&quot;;[.I250];&quot;*&quot;)" office:value-type="string" office:string-value="*./Instances/regions_150_15_10*" calcext:value-type="string">
            <text:p>*./Instances/regions_150_1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51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51];&quot;_&quot;;[.E251];&quot;_&quot;;[.G251];&quot;_&quot;;[.I251];&quot;*&quot;)" office:value-type="string" office:string-value="*./Instances/regions_300_15_10*" calcext:value-type="string">
            <text:p>*./Instances/regions_300_1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52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52];&quot;_&quot;;[.E252];&quot;_&quot;;[.G252];&quot;_&quot;;[.I252];&quot;*&quot;)" office:value-type="string" office:string-value="*./Instances/regions_600_15_10*" calcext:value-type="string">
            <text:p>*./Instances/regions_600_1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53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53];&quot;_&quot;;[.E253];&quot;_&quot;;[.G253];&quot;_&quot;;[.I253];&quot;*&quot;)" office:value-type="string" office:string-value="*./Instances/regions_1200_15_10*" calcext:value-type="string">
            <text:p>*./Instances/regions_1200_1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54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54];&quot;_&quot;;[.E254];&quot;_&quot;;[.G254];&quot;_&quot;;[.I254];&quot;*&quot;)" office:value-type="string" office:string-value="*./Instances/regions_200_20_10*" calcext:value-type="string">
            <text:p>*./Instances/regions_200_2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55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55];&quot;_&quot;;[.E255];&quot;_&quot;;[.G255];&quot;_&quot;;[.I255];&quot;*&quot;)" office:value-type="string" office:string-value="*./Instances/regions_400_20_10*" calcext:value-type="string">
            <text:p>*./Instances/regions_400_2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56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56];&quot;_&quot;;[.E256];&quot;_&quot;;[.G256];&quot;_&quot;;[.I256];&quot;*&quot;)" office:value-type="string" office:string-value="*./Instances/regions_800_20_10*" calcext:value-type="string">
            <text:p>*./Instances/regions_800_2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57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57];&quot;_&quot;;[.E257];&quot;_&quot;;[.G257];&quot;_&quot;;[.I257];&quot;*&quot;)" office:value-type="string" office:string-value="*./Instances/regions_1600_20_10*" calcext:value-type="string">
            <text:p>*./Instances/regions_1600_2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58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58];&quot;_&quot;;[.E258];&quot;_&quot;;[.G258];&quot;_&quot;;[.I258];&quot;*&quot;)" office:value-type="string" office:string-value="*./Instances/regions_250_25_10*" calcext:value-type="string">
            <text:p>*./Instances/regions_250_2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59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59];&quot;_&quot;;[.E259];&quot;_&quot;;[.G259];&quot;_&quot;;[.I259];&quot;*&quot;)" office:value-type="string" office:string-value="*./Instances/regions_500_25_10*" calcext:value-type="string">
            <text:p>*./Instances/regions_500_2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60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60];&quot;_&quot;;[.E260];&quot;_&quot;;[.G260];&quot;_&quot;;[.I260];&quot;*&quot;)" office:value-type="string" office:string-value="*./Instances/regions_1000_25_10*" calcext:value-type="string">
            <text:p>*./Instances/regions_1000_2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61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61];&quot;_&quot;;[.E261];&quot;_&quot;;[.G261];&quot;_&quot;;[.I261];&quot;*&quot;)" office:value-type="string" office:string-value="*./Instances/regions_2000_25_10*" calcext:value-type="string">
            <text:p>*./Instances/regions_2000_2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62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62];&quot;_&quot;;[.E262];&quot;_&quot;;[.G262];&quot;_&quot;;[.I262];&quot;*&quot;)" office:value-type="string" office:string-value="*./Instances/regions_300_30_10*" calcext:value-type="string">
            <text:p>*./Instances/regions_300_3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63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63];&quot;_&quot;;[.E263];&quot;_&quot;;[.G263];&quot;_&quot;;[.I263];&quot;*&quot;)" office:value-type="string" office:string-value="*./Instances/regions_600_30_10*" calcext:value-type="string">
            <text:p>*./Instances/regions_600_3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64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64];&quot;_&quot;;[.E264];&quot;_&quot;;[.G264];&quot;_&quot;;[.I264];&quot;*&quot;)" office:value-type="string" office:string-value="*./Instances/regions_1200_30_10*" calcext:value-type="string">
            <text:p>*./Instances/regions_1200_3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65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65];&quot;_&quot;;[.E265];&quot;_&quot;;[.G265];&quot;_&quot;;[.I265];&quot;*&quot;)" office:value-type="string" office:string-value="*./Instances/regions_2400_30_10*" calcext:value-type="string">
            <text:p>*./Instances/regions_2400_3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66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66];&quot;_&quot;;[.E266];&quot;_&quot;;[.G266];&quot;_&quot;;[.I266];&quot;*&quot;)" office:value-type="string" office:string-value="*./Instances/regions_350_35_10*" calcext:value-type="string">
            <text:p>*./Instances/regions_350_3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67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67];&quot;_&quot;;[.E267];&quot;_&quot;;[.G267];&quot;_&quot;;[.I267];&quot;*&quot;)" office:value-type="string" office:string-value="*./Instances/regions_700_35_10*" calcext:value-type="string">
            <text:p>*./Instances/regions_700_3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68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68];&quot;_&quot;;[.E268];&quot;_&quot;;[.G268];&quot;_&quot;;[.I268];&quot;*&quot;)" office:value-type="string" office:string-value="*./Instances/regions_1400_35_10*" calcext:value-type="string">
            <text:p>*./Instances/regions_1400_3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69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69];&quot;_&quot;;[.E269];&quot;_&quot;;[.G269];&quot;_&quot;;[.I269];&quot;*&quot;)" office:value-type="string" office:string-value="*./Instances/regions_2800_35_10*" calcext:value-type="string">
            <text:p>*./Instances/regions_2800_3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70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70];&quot;_&quot;;[.E270];&quot;_&quot;;[.G270];&quot;_&quot;;[.I270];&quot;*&quot;)" office:value-type="string" office:string-value="*./Instances/regions_400_40_10*" calcext:value-type="string">
            <text:p>*./Instances/regions_400_4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71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71];&quot;_&quot;;[.E271];&quot;_&quot;;[.G271];&quot;_&quot;;[.I271];&quot;*&quot;)" office:value-type="string" office:string-value="*./Instances/regions_800_40_10*" calcext:value-type="string">
            <text:p>*./Instances/regions_800_4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72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72];&quot;_&quot;;[.E272];&quot;_&quot;;[.G272];&quot;_&quot;;[.I272];&quot;*&quot;)" office:value-type="string" office:string-value="*./Instances/regions_1600_40_10*" calcext:value-type="string">
            <text:p>*./Instances/regions_1600_4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73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73];&quot;_&quot;;[.E273];&quot;_&quot;;[.G273];&quot;_&quot;;[.I273];&quot;*&quot;)" office:value-type="string" office:string-value="*./Instances/regions_3200_40_10*" calcext:value-type="string">
            <text:p>*./Instances/regions_3200_4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74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74];&quot;_&quot;;[.E274];&quot;_&quot;;[.G274];&quot;_&quot;;[.I274];&quot;*&quot;)" office:value-type="string" office:string-value="*./Instances/regions_450_45_10*" calcext:value-type="string">
            <text:p>*./Instances/regions_450_4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75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75];&quot;_&quot;;[.E275];&quot;_&quot;;[.G275];&quot;_&quot;;[.I275];&quot;*&quot;)" office:value-type="string" office:string-value="*./Instances/regions_900_45_10*" calcext:value-type="string">
            <text:p>*./Instances/regions_900_4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76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76];&quot;_&quot;;[.E276];&quot;_&quot;;[.G276];&quot;_&quot;;[.I276];&quot;*&quot;)" office:value-type="string" office:string-value="*./Instances/regions_1800_45_10*" calcext:value-type="string">
            <text:p>*./Instances/regions_1800_4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77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77];&quot;_&quot;;[.E277];&quot;_&quot;;[.G277];&quot;_&quot;;[.I277];&quot;*&quot;)" office:value-type="string" office:string-value="*./Instances/regions_3600_45_10*" calcext:value-type="string">
            <text:p>*./Instances/regions_3600_4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78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78];&quot;_&quot;;[.E278];&quot;_&quot;;[.G278];&quot;_&quot;;[.I278];&quot;*&quot;)" office:value-type="string" office:string-value="*./Instances/regions_500_50_10*" calcext:value-type="string">
            <text:p>*./Instances/regions_500_5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79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79];&quot;_&quot;;[.E279];&quot;_&quot;;[.G279];&quot;_&quot;;[.I279];&quot;*&quot;)" office:value-type="string" office:string-value="*./Instances/regions_1000_50_10*" calcext:value-type="string">
            <text:p>*./Instances/regions_1000_5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80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80];&quot;_&quot;;[.E280];&quot;_&quot;;[.G280];&quot;_&quot;;[.I280];&quot;*&quot;)" office:value-type="string" office:string-value="*./Instances/regions_2000_50_10*" calcext:value-type="string">
            <text:p>*./Instances/regions_2000_5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81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81];&quot;_&quot;;[.E281];&quot;_&quot;;[.G281];&quot;_&quot;;[.I281];&quot;*&quot;)" office:value-type="string" office:string-value="*./Instances/regions_4000_50_10*" calcext:value-type="string">
            <text:p>*./Instances/regions_4000_5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82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82];&quot;_&quot;;[.E282];&quot;_&quot;;[.G282];&quot;_&quot;;[.I282];&quot;*&quot;)" office:value-type="string" office:string-value="*./Instances/regions_550_55_10*" calcext:value-type="string">
            <text:p>*./Instances/regions_550_5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83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83];&quot;_&quot;;[.E283];&quot;_&quot;;[.G283];&quot;_&quot;;[.I283];&quot;*&quot;)" office:value-type="string" office:string-value="*./Instances/regions_1100_55_10*" calcext:value-type="string">
            <text:p>*./Instances/regions_1100_5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84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84];&quot;_&quot;;[.E284];&quot;_&quot;;[.G284];&quot;_&quot;;[.I284];&quot;*&quot;)" office:value-type="string" office:string-value="*./Instances/regions_2200_55_10*" calcext:value-type="string">
            <text:p>*./Instances/regions_2200_5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85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85];&quot;_&quot;;[.E285];&quot;_&quot;;[.G285];&quot;_&quot;;[.I285];&quot;*&quot;)" office:value-type="string" office:string-value="*./Instances/regions_4400_55_10*" calcext:value-type="string">
            <text:p>*./Instances/regions_4400_5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86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86];&quot;_&quot;;[.E286];&quot;_&quot;;[.G286];&quot;_&quot;;[.I286];&quot;*&quot;)" office:value-type="string" office:string-value="*./Instances/regions_600_60_10*" calcext:value-type="string">
            <text:p>*./Instances/regions_600_6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87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87];&quot;_&quot;;[.E287];&quot;_&quot;;[.G287];&quot;_&quot;;[.I287];&quot;*&quot;)" office:value-type="string" office:string-value="*./Instances/regions_1200_60_10*" calcext:value-type="string">
            <text:p>*./Instances/regions_1200_6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88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88];&quot;_&quot;;[.E288];&quot;_&quot;;[.G288];&quot;_&quot;;[.I288];&quot;*&quot;)" office:value-type="string" office:string-value="*./Instances/regions_2400_60_10*" calcext:value-type="string">
            <text:p>*./Instances/regions_2400_6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89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89];&quot;_&quot;;[.E289];&quot;_&quot;;[.G289];&quot;_&quot;;[.I289];&quot;*&quot;)" office:value-type="string" office:string-value="*./Instances/regions_4800_60_10*" calcext:value-type="string">
            <text:p>*./Instances/regions_4800_6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90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90];&quot;_&quot;;[.E290];&quot;_&quot;;[.G290];&quot;_&quot;;[.I290];&quot;*&quot;)" office:value-type="string" office:string-value="*./Instances/regions_650_65_10*" calcext:value-type="string">
            <text:p>*./Instances/regions_650_6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91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91];&quot;_&quot;;[.E291];&quot;_&quot;;[.G291];&quot;_&quot;;[.I291];&quot;*&quot;)" office:value-type="string" office:string-value="*./Instances/regions_1300_65_10*" calcext:value-type="string">
            <text:p>*./Instances/regions_1300_6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92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92];&quot;_&quot;;[.E292];&quot;_&quot;;[.G292];&quot;_&quot;;[.I292];&quot;*&quot;)" office:value-type="string" office:string-value="*./Instances/regions_2600_65_10*" calcext:value-type="string">
            <text:p>*./Instances/regions_2600_6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93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93];&quot;_&quot;;[.E293];&quot;_&quot;;[.G293];&quot;_&quot;;[.I293];&quot;*&quot;)" office:value-type="string" office:string-value="*./Instances/regions_5200_65_10*" calcext:value-type="string">
            <text:p>*./Instances/regions_5200_6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94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94];&quot;_&quot;;[.E294];&quot;_&quot;;[.G294];&quot;_&quot;;[.I294];&quot;*&quot;)" office:value-type="string" office:string-value="*./Instances/regions_700_70_10*" calcext:value-type="string">
            <text:p>*./Instances/regions_700_7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95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95];&quot;_&quot;;[.E295];&quot;_&quot;;[.G295];&quot;_&quot;;[.I295];&quot;*&quot;)" office:value-type="string" office:string-value="*./Instances/regions_1400_70_10*" calcext:value-type="string">
            <text:p>*./Instances/regions_1400_7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96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96];&quot;_&quot;;[.E296];&quot;_&quot;;[.G296];&quot;_&quot;;[.I296];&quot;*&quot;)" office:value-type="string" office:string-value="*./Instances/regions_2800_70_10*" calcext:value-type="string">
            <text:p>*./Instances/regions_2800_7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97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97];&quot;_&quot;;[.E297];&quot;_&quot;;[.G297];&quot;_&quot;;[.I297];&quot;*&quot;)" office:value-type="string" office:string-value="*./Instances/regions_5600_70_10*" calcext:value-type="string">
            <text:p>*./Instances/regions_5600_70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98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98];&quot;_&quot;;[.E298];&quot;_&quot;;[.G298];&quot;_&quot;;[.I298];&quot;*&quot;)" office:value-type="string" office:string-value="*./Instances/regions_750_75_10*" calcext:value-type="string">
            <text:p>*./Instances/regions_750_7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299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299];&quot;_&quot;;[.E299];&quot;_&quot;;[.G299];&quot;_&quot;;[.I299];&quot;*&quot;)" office:value-type="string" office:string-value="*./Instances/regions_1500_75_10*" calcext:value-type="string">
            <text:p>*./Instances/regions_1500_7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00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00];&quot;_&quot;;[.E300];&quot;_&quot;;[.G300];&quot;_&quot;;[.I300];&quot;*&quot;)" office:value-type="string" office:string-value="*./Instances/regions_3000_75_10*" calcext:value-type="string">
            <text:p>*./Instances/regions_3000_7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01];&quot;*&quot;)" office:value-type="string" office:string-value="*regions*" calcext:value-type="string">
            <text:p>*regions*</text:p>
          </table:table-cell>
          <table:table-cell office:value-type="string" calcext:value-type="string">
            <text:p>-bid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01];&quot;_&quot;;[.E301];&quot;_&quot;;[.G301];&quot;_&quot;;[.I301];&quot;*&quot;)" office:value-type="string" office:string-value="*./Instances/regions_6000_75_10*" calcext:value-type="string">
            <text:p>*./Instances/regions_6000_75_10*</text:p>
          </table:table-cell>
          <table:table-cell office:value-type="string" calcext:value-type="string">
            <text:p>regions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02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02];&quot;_&quot;;[.E302];&quot;_&quot;;[.G302];&quot;_&quot;;[.I302];&quot;*&quot;)" office:value-type="string" office:string-value="*./Instances/scheduling_50_5_10*" calcext:value-type="string">
            <text:p>*./Instances/scheduling_50_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03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03];&quot;_&quot;;[.E303];&quot;_&quot;;[.G303];&quot;_&quot;;[.I303];&quot;*&quot;)" office:value-type="string" office:string-value="*./Instances/scheduling_100_5_10*" calcext:value-type="string">
            <text:p>*./Instances/scheduling_100_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04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04];&quot;_&quot;;[.E304];&quot;_&quot;;[.G304];&quot;_&quot;;[.I304];&quot;*&quot;)" office:value-type="string" office:string-value="*./Instances/scheduling_200_5_10*" calcext:value-type="string">
            <text:p>*./Instances/scheduling_200_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05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05];&quot;_&quot;;[.E305];&quot;_&quot;;[.G305];&quot;_&quot;;[.I305];&quot;*&quot;)" office:value-type="string" office:string-value="*./Instances/scheduling_400_5_10*" calcext:value-type="string">
            <text:p>*./Instances/scheduling_400_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06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06];&quot;_&quot;;[.E306];&quot;_&quot;;[.G306];&quot;_&quot;;[.I306];&quot;*&quot;)" office:value-type="string" office:string-value="*./Instances/scheduling_100_10_10*" calcext:value-type="string">
            <text:p>*./Instances/scheduling_100_1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07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07];&quot;_&quot;;[.E307];&quot;_&quot;;[.G307];&quot;_&quot;;[.I307];&quot;*&quot;)" office:value-type="string" office:string-value="*./Instances/scheduling_200_10_10*" calcext:value-type="string">
            <text:p>*./Instances/scheduling_200_1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08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08];&quot;_&quot;;[.E308];&quot;_&quot;;[.G308];&quot;_&quot;;[.I308];&quot;*&quot;)" office:value-type="string" office:string-value="*./Instances/scheduling_400_10_10*" calcext:value-type="string">
            <text:p>*./Instances/scheduling_400_1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09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09];&quot;_&quot;;[.E309];&quot;_&quot;;[.G309];&quot;_&quot;;[.I309];&quot;*&quot;)" office:value-type="string" office:string-value="*./Instances/scheduling_800_10_10*" calcext:value-type="string">
            <text:p>*./Instances/scheduling_800_1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10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10];&quot;_&quot;;[.E310];&quot;_&quot;;[.G310];&quot;_&quot;;[.I310];&quot;*&quot;)" office:value-type="string" office:string-value="*./Instances/scheduling_150_15_10*" calcext:value-type="string">
            <text:p>*./Instances/scheduling_150_1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11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11];&quot;_&quot;;[.E311];&quot;_&quot;;[.G311];&quot;_&quot;;[.I311];&quot;*&quot;)" office:value-type="string" office:string-value="*./Instances/scheduling_300_15_10*" calcext:value-type="string">
            <text:p>*./Instances/scheduling_300_1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12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12];&quot;_&quot;;[.E312];&quot;_&quot;;[.G312];&quot;_&quot;;[.I312];&quot;*&quot;)" office:value-type="string" office:string-value="*./Instances/scheduling_600_15_10*" calcext:value-type="string">
            <text:p>*./Instances/scheduling_600_1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13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13];&quot;_&quot;;[.E313];&quot;_&quot;;[.G313];&quot;_&quot;;[.I313];&quot;*&quot;)" office:value-type="string" office:string-value="*./Instances/scheduling_1200_15_10*" calcext:value-type="string">
            <text:p>*./Instances/scheduling_1200_1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14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14];&quot;_&quot;;[.E314];&quot;_&quot;;[.G314];&quot;_&quot;;[.I314];&quot;*&quot;)" office:value-type="string" office:string-value="*./Instances/scheduling_200_20_10*" calcext:value-type="string">
            <text:p>*./Instances/scheduling_200_2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15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15];&quot;_&quot;;[.E315];&quot;_&quot;;[.G315];&quot;_&quot;;[.I315];&quot;*&quot;)" office:value-type="string" office:string-value="*./Instances/scheduling_400_20_10*" calcext:value-type="string">
            <text:p>*./Instances/scheduling_400_2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16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16];&quot;_&quot;;[.E316];&quot;_&quot;;[.G316];&quot;_&quot;;[.I316];&quot;*&quot;)" office:value-type="string" office:string-value="*./Instances/scheduling_800_20_10*" calcext:value-type="string">
            <text:p>*./Instances/scheduling_800_2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17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-goo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17];&quot;_&quot;;[.E317];&quot;_&quot;;[.G317];&quot;_&quot;;[.I317];&quot;*&quot;)" office:value-type="string" office:string-value="*./Instances/scheduling_1600_20_10*" calcext:value-type="string">
            <text:p>*./Instances/scheduling_1600_2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18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18];&quot;_&quot;;[.E318];&quot;_&quot;;[.G318];&quot;_&quot;;[.I318];&quot;*&quot;)" office:value-type="string" office:string-value="*./Instances/scheduling_250_25_10*" calcext:value-type="string">
            <text:p>*./Instances/scheduling_250_2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19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19];&quot;_&quot;;[.E319];&quot;_&quot;;[.G319];&quot;_&quot;;[.I319];&quot;*&quot;)" office:value-type="string" office:string-value="*./Instances/scheduling_500_25_10*" calcext:value-type="string">
            <text:p>*./Instances/scheduling_500_2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20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20];&quot;_&quot;;[.E320];&quot;_&quot;;[.G320];&quot;_&quot;;[.I320];&quot;*&quot;)" office:value-type="string" office:string-value="*./Instances/scheduling_1000_25_10*" calcext:value-type="string">
            <text:p>*./Instances/scheduling_1000_2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21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good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21];&quot;_&quot;;[.E321];&quot;_&quot;;[.G321];&quot;_&quot;;[.I321];&quot;*&quot;)" office:value-type="string" office:string-value="*./Instances/scheduling_2000_25_10*" calcext:value-type="string">
            <text:p>*./Instances/scheduling_2000_2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22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22];&quot;_&quot;;[.E322];&quot;_&quot;;[.G322];&quot;_&quot;;[.I322];&quot;*&quot;)" office:value-type="string" office:string-value="*./Instances/scheduling_300_30_10*" calcext:value-type="string">
            <text:p>*./Instances/scheduling_300_3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23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23];&quot;_&quot;;[.E323];&quot;_&quot;;[.G323];&quot;_&quot;;[.I323];&quot;*&quot;)" office:value-type="string" office:string-value="*./Instances/scheduling_600_30_10*" calcext:value-type="string">
            <text:p>*./Instances/scheduling_600_3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24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24];&quot;_&quot;;[.E324];&quot;_&quot;;[.G324];&quot;_&quot;;[.I324];&quot;*&quot;)" office:value-type="string" office:string-value="*./Instances/scheduling_1200_30_10*" calcext:value-type="string">
            <text:p>*./Instances/scheduling_1200_3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25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-good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25];&quot;_&quot;;[.E325];&quot;_&quot;;[.G325];&quot;_&quot;;[.I325];&quot;*&quot;)" office:value-type="string" office:string-value="*./Instances/scheduling_2400_30_10*" calcext:value-type="string">
            <text:p>*./Instances/scheduling_2400_3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26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26];&quot;_&quot;;[.E326];&quot;_&quot;;[.G326];&quot;_&quot;;[.I326];&quot;*&quot;)" office:value-type="string" office:string-value="*./Instances/scheduling_350_35_10*" calcext:value-type="string">
            <text:p>*./Instances/scheduling_350_3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27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27];&quot;_&quot;;[.E327];&quot;_&quot;;[.G327];&quot;_&quot;;[.I327];&quot;*&quot;)" office:value-type="string" office:string-value="*./Instances/scheduling_700_35_10*" calcext:value-type="string">
            <text:p>*./Instances/scheduling_700_3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28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28];&quot;_&quot;;[.E328];&quot;_&quot;;[.G328];&quot;_&quot;;[.I328];&quot;*&quot;)" office:value-type="string" office:string-value="*./Instances/scheduling_1400_35_10*" calcext:value-type="string">
            <text:p>*./Instances/scheduling_1400_3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29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-good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29];&quot;_&quot;;[.E329];&quot;_&quot;;[.G329];&quot;_&quot;;[.I329];&quot;*&quot;)" office:value-type="string" office:string-value="*./Instances/scheduling_2800_35_10*" calcext:value-type="string">
            <text:p>*./Instances/scheduling_2800_3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30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30];&quot;_&quot;;[.E330];&quot;_&quot;;[.G330];&quot;_&quot;;[.I330];&quot;*&quot;)" office:value-type="string" office:string-value="*./Instances/scheduling_400_40_10*" calcext:value-type="string">
            <text:p>*./Instances/scheduling_400_4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31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31];&quot;_&quot;;[.E331];&quot;_&quot;;[.G331];&quot;_&quot;;[.I331];&quot;*&quot;)" office:value-type="string" office:string-value="*./Instances/scheduling_800_40_10*" calcext:value-type="string">
            <text:p>*./Instances/scheduling_800_4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32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32];&quot;_&quot;;[.E332];&quot;_&quot;;[.G332];&quot;_&quot;;[.I332];&quot;*&quot;)" office:value-type="string" office:string-value="*./Instances/scheduling_1600_40_10*" calcext:value-type="string">
            <text:p>*./Instances/scheduling_1600_4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33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-good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33];&quot;_&quot;;[.E333];&quot;_&quot;;[.G333];&quot;_&quot;;[.I333];&quot;*&quot;)" office:value-type="string" office:string-value="*./Instances/scheduling_3200_40_10*" calcext:value-type="string">
            <text:p>*./Instances/scheduling_3200_4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34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34];&quot;_&quot;;[.E334];&quot;_&quot;;[.G334];&quot;_&quot;;[.I334];&quot;*&quot;)" office:value-type="string" office:string-value="*./Instances/scheduling_450_45_10*" calcext:value-type="string">
            <text:p>*./Instances/scheduling_450_4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35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35];&quot;_&quot;;[.E335];&quot;_&quot;;[.G335];&quot;_&quot;;[.I335];&quot;*&quot;)" office:value-type="string" office:string-value="*./Instances/scheduling_900_45_10*" calcext:value-type="string">
            <text:p>*./Instances/scheduling_900_4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36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36];&quot;_&quot;;[.E336];&quot;_&quot;;[.G336];&quot;_&quot;;[.I336];&quot;*&quot;)" office:value-type="string" office:string-value="*./Instances/scheduling_1800_45_10*" calcext:value-type="string">
            <text:p>*./Instances/scheduling_1800_4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37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-good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37];&quot;_&quot;;[.E337];&quot;_&quot;;[.G337];&quot;_&quot;;[.I337];&quot;*&quot;)" office:value-type="string" office:string-value="*./Instances/scheduling_3600_45_10*" calcext:value-type="string">
            <text:p>*./Instances/scheduling_3600_4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38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38];&quot;_&quot;;[.E338];&quot;_&quot;;[.G338];&quot;_&quot;;[.I338];&quot;*&quot;)" office:value-type="string" office:string-value="*./Instances/scheduling_500_50_10*" calcext:value-type="string">
            <text:p>*./Instances/scheduling_500_5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39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39];&quot;_&quot;;[.E339];&quot;_&quot;;[.G339];&quot;_&quot;;[.I339];&quot;*&quot;)" office:value-type="string" office:string-value="*./Instances/scheduling_1000_50_10*" calcext:value-type="string">
            <text:p>*./Instances/scheduling_1000_5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40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40];&quot;_&quot;;[.E340];&quot;_&quot;;[.G340];&quot;_&quot;;[.I340];&quot;*&quot;)" office:value-type="string" office:string-value="*./Instances/scheduling_2000_50_10*" calcext:value-type="string">
            <text:p>*./Instances/scheduling_2000_5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41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-good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41];&quot;_&quot;;[.E341];&quot;_&quot;;[.G341];&quot;_&quot;;[.I341];&quot;*&quot;)" office:value-type="string" office:string-value="*./Instances/scheduling_4000_50_10*" calcext:value-type="string">
            <text:p>*./Instances/scheduling_4000_5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42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42];&quot;_&quot;;[.E342];&quot;_&quot;;[.G342];&quot;_&quot;;[.I342];&quot;*&quot;)" office:value-type="string" office:string-value="*./Instances/scheduling_550_55_10*" calcext:value-type="string">
            <text:p>*./Instances/scheduling_550_5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43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43];&quot;_&quot;;[.E343];&quot;_&quot;;[.G343];&quot;_&quot;;[.I343];&quot;*&quot;)" office:value-type="string" office:string-value="*./Instances/scheduling_1100_55_10*" calcext:value-type="string">
            <text:p>*./Instances/scheduling_1100_5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44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44];&quot;_&quot;;[.E344];&quot;_&quot;;[.G344];&quot;_&quot;;[.I344];&quot;*&quot;)" office:value-type="string" office:string-value="*./Instances/scheduling_2200_55_10*" calcext:value-type="string">
            <text:p>*./Instances/scheduling_2200_5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45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-good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45];&quot;_&quot;;[.E345];&quot;_&quot;;[.G345];&quot;_&quot;;[.I345];&quot;*&quot;)" office:value-type="string" office:string-value="*./Instances/scheduling_4400_55_10*" calcext:value-type="string">
            <text:p>*./Instances/scheduling_4400_5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46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46];&quot;_&quot;;[.E346];&quot;_&quot;;[.G346];&quot;_&quot;;[.I346];&quot;*&quot;)" office:value-type="string" office:string-value="*./Instances/scheduling_600_60_10*" calcext:value-type="string">
            <text:p>*./Instances/scheduling_600_6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47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47];&quot;_&quot;;[.E347];&quot;_&quot;;[.G347];&quot;_&quot;;[.I347];&quot;*&quot;)" office:value-type="string" office:string-value="*./Instances/scheduling_1200_60_10*" calcext:value-type="string">
            <text:p>*./Instances/scheduling_1200_6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48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48];&quot;_&quot;;[.E348];&quot;_&quot;;[.G348];&quot;_&quot;;[.I348];&quot;*&quot;)" office:value-type="string" office:string-value="*./Instances/scheduling_2400_60_10*" calcext:value-type="string">
            <text:p>*./Instances/scheduling_2400_6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49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-good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49];&quot;_&quot;;[.E349];&quot;_&quot;;[.G349];&quot;_&quot;;[.I349];&quot;*&quot;)" office:value-type="string" office:string-value="*./Instances/scheduling_4800_60_10*" calcext:value-type="string">
            <text:p>*./Instances/scheduling_4800_6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50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50];&quot;_&quot;;[.E350];&quot;_&quot;;[.G350];&quot;_&quot;;[.I350];&quot;*&quot;)" office:value-type="string" office:string-value="*./Instances/scheduling_650_65_10*" calcext:value-type="string">
            <text:p>*./Instances/scheduling_650_6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51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51];&quot;_&quot;;[.E351];&quot;_&quot;;[.G351];&quot;_&quot;;[.I351];&quot;*&quot;)" office:value-type="string" office:string-value="*./Instances/scheduling_1300_65_10*" calcext:value-type="string">
            <text:p>*./Instances/scheduling_1300_6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52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52];&quot;_&quot;;[.E352];&quot;_&quot;;[.G352];&quot;_&quot;;[.I352];&quot;*&quot;)" office:value-type="string" office:string-value="*./Instances/scheduling_2600_65_10*" calcext:value-type="string">
            <text:p>*./Instances/scheduling_2600_6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53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-good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53];&quot;_&quot;;[.E353];&quot;_&quot;;[.G353];&quot;_&quot;;[.I353];&quot;*&quot;)" office:value-type="string" office:string-value="*./Instances/scheduling_5200_65_10*" calcext:value-type="string">
            <text:p>*./Instances/scheduling_5200_6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54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54];&quot;_&quot;;[.E354];&quot;_&quot;;[.G354];&quot;_&quot;;[.I354];&quot;*&quot;)" office:value-type="string" office:string-value="*./Instances/scheduling_700_70_10*" calcext:value-type="string">
            <text:p>*./Instances/scheduling_700_7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55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55];&quot;_&quot;;[.E355];&quot;_&quot;;[.G355];&quot;_&quot;;[.I355];&quot;*&quot;)" office:value-type="string" office:string-value="*./Instances/scheduling_1400_70_10*" calcext:value-type="string">
            <text:p>*./Instances/scheduling_1400_7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56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56];&quot;_&quot;;[.E356];&quot;_&quot;;[.G356];&quot;_&quot;;[.I356];&quot;*&quot;)" office:value-type="string" office:string-value="*./Instances/scheduling_2800_70_10*" calcext:value-type="string">
            <text:p>*./Instances/scheduling_2800_7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57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-good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57];&quot;_&quot;;[.E357];&quot;_&quot;;[.G357];&quot;_&quot;;[.I357];&quot;*&quot;)" office:value-type="string" office:string-value="*./Instances/scheduling_5600_70_10*" calcext:value-type="string">
            <text:p>*./Instances/scheduling_5600_70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58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58];&quot;_&quot;;[.E358];&quot;_&quot;;[.G358];&quot;_&quot;;[.I358];&quot;*&quot;)" office:value-type="string" office:string-value="*./Instances/scheduling_750_75_10*" calcext:value-type="string">
            <text:p>*./Instances/scheduling_750_7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59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59];&quot;_&quot;;[.E359];&quot;_&quot;;[.G359];&quot;_&quot;;[.I359];&quot;*&quot;)" office:value-type="string" office:string-value="*./Instances/scheduling_1500_75_10*" calcext:value-type="string">
            <text:p>*./Instances/scheduling_1500_7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60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60];&quot;_&quot;;[.E360];&quot;_&quot;;[.G360];&quot;_&quot;;[.I360];&quot;*&quot;)" office:value-type="string" office:string-value="*./Instances/scheduling_3000_75_10*" calcext:value-type="string">
            <text:p>*./Instances/scheduling_3000_75_10*</text:p>
          </table:table-cell>
          <table:table-cell office:value-type="string" calcext:value-type="string">
            <text:p>scheduling</text:p>
          </table:table-cell>
        </table:table-row>
        <table:table-row table:style-name="ro1">
          <table:table-cell office:value-type="string" calcext:value-type="string">
            <text:p>./cats -int_prices</text:p>
          </table:table-cell>
          <table:table-cell office:value-type="string" calcext:value-type="string">
            <text:p>-d </text:p>
          </table:table-cell>
          <table:table-cell table:formula="of:=COM.MICROSOFT.CONCAT(&quot;*&quot;;[.L361];&quot;*&quot;)" office:value-type="string" office:string-value="*scheduling*" calcext:value-type="string">
            <text:p>*scheduling*</text:p>
          </table:table-cell>
          <table:table-cell office:value-type="string" calcext:value-type="string">
            <text:p>-bid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good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n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filename</text:p>
          </table:table-cell>
          <table:table-cell table:formula="of:=COM.MICROSOFT.CONCAT(&quot;*&quot;;&quot;./Instances&quot;;&quot;/&quot;;[.L361];&quot;_&quot;;[.E361];&quot;_&quot;;[.G361];&quot;_&quot;;[.I361];&quot;*&quot;)" office:value-type="string" office:string-value="*./Instances/scheduling_6000_75_10*" calcext:value-type="string">
            <text:p>*./Instances/scheduling_6000_75_10*</text:p>
          </table:table-cell>
          <table:table-cell office:value-type="string" calcext:value-type="string">
            <text:p>schedul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3:48:33.784327785</meta:creation-date>
    <dc:date>2019-08-19T14:11:29.191943196</dc:date>
    <meta:editing-duration>PT12M23S</meta:editing-duration>
    <meta:editing-cycles>1</meta:editing-cycles>
    <meta:document-statistic meta:table-count="1" meta:cell-count="4324" meta:object-count="0"/>
    <meta:generator>LibreOffice/6.0.7.3$Linux_X86_64 LibreOffice_project/00m0$Build-3</meta:generator>
  </office:meta>
</office:document-meta>
</file>